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 fo:text-indent="0.4923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2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3" style:parent-style-name="Times14_РИО2" style:family="paragraph">
      <style:paragraph-properties fo:widows="2" fo:orphans="2" fo:text-align="center" fo:line-height="150%" fo:text-indent="0.5118in"/>
    </style:style>
    <style:style style:name="T14" style:parent-style-name="Названиекниги" style:family="text">
      <style:text-properties style:font-name="Times New Roman" style:font-weight-complex="bold" fo:text-transform="uppercase" style:font-size-complex="14pt"/>
    </style:style>
    <style:style style:name="P15" style:parent-style-name="Standard" style:family="paragraph">
      <style:paragraph-properties fo:text-align="center" fo:line-height="150%" fo:text-indent="0.4923in"/>
    </style:style>
    <style:style style:name="T1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 style:language-complex="ar" style:country-complex="SA"/>
    </style:style>
    <style:style style:name="P17" style:parent-style-name="Standard" style:family="paragraph">
      <style:paragraph-properties fo:text-align="center" fo:line-height="150%" fo:text-indent="0.4923in"/>
    </style:style>
    <style:style style:name="T18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 style:language-complex="ar" style:country-complex="SA"/>
    </style:style>
    <style:style style:name="T1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 style:language-complex="ar" style:country-complex="SA"/>
    </style:style>
    <style:style style:name="P20" style:parent-style-name="Standard" style:family="paragraph">
      <style:paragraph-properties fo:text-align="center" fo:line-height="150%" fo:text-indent="0.4923in"/>
    </style:style>
    <style:style style:name="T21" style:parent-style-name="Названиекниги" style:family="text"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22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3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TableColumn29" style:family="table-column">
      <style:table-column-properties style:column-width="3.0187in" style:use-optimal-column-width="false"/>
    </style:style>
    <style:style style:name="TableColumn30" style:family="table-column">
      <style:table-column-properties style:column-width="1.8118in" style:use-optimal-column-width="false"/>
    </style:style>
    <style:style style:name="TableColumn31" style:family="table-column">
      <style:table-column-properties style:column-width="2.3756in" style:use-optimal-column-width="false"/>
    </style:style>
    <style:style style:name="Table28" style:family="table">
      <style:table-properties style:width="7.2062in" fo:margin-left="-0.075in" table:align="left"/>
    </style:style>
    <style:style style:name="TableRow32" style:family="table-row">
      <style:table-row-properties style:min-row-height="0.4263in" style:use-optimal-row-height="false"/>
    </style:style>
    <style:style style:name="TableCell33" style:family="table-cell">
      <style:table-cell-properties fo:border="none" style:vertical-align="bottom" fo:padding-top="0in" fo:padding-left="0.075in" fo:padding-bottom="0in" fo:padding-right="0.075in"/>
    </style:style>
    <style:style style:name="P34" style:parent-style-name="Standard" style:family="paragraph">
      <style:paragraph-properties fo:line-height="150%" fo:text-indent="0.4923in"/>
    </style:style>
    <style:style style:name="T35" style:parent-style-name="Основнойшрифтабзаца" style:family="text">
      <style:text-properties style:font-name="Times New Roman" style:font-size-complex="14pt"/>
    </style:style>
    <style:style style:name="TableCell36" style:family="table-cell">
      <style:table-cell-properties fo:border-top="none" fo:border-left="none" fo:border-bottom="0.0069in solid #000000" fo:border-right="none" style:vertical-align="bottom" fo:padding-top="0in" fo:padding-left="0.075in" fo:padding-bottom="0in" fo:padding-right="0.075in"/>
    </style:style>
    <style:style style:name="P37" style:parent-style-name="Standard" style:family="paragraph">
      <style:paragraph-properties fo:line-height="150%"/>
      <style:text-properties style:font-name="Times New Roman" style:font-size-complex="14pt"/>
    </style:style>
    <style:style style:name="TableCell38" style:family="table-cell">
      <style:table-cell-properties fo:border="none" style:vertical-align="bottom" fo:padding-top="0in" fo:padding-left="0.075in" fo:padding-bottom="0in" fo:padding-right="0.075in"/>
    </style:style>
    <style:style style:name="P39" style:parent-style-name="Standard" style:family="paragraph">
      <style:paragraph-properties fo:text-align="center" fo:line-height="150%" fo:text-indent="0.4923in"/>
    </style:style>
    <style:style style:name="T40" style:parent-style-name="Основнойшрифтабзаца" style:family="text">
      <style:text-properties style:font-name="Times New Roman" style:font-size-complex="14pt"/>
    </style:style>
    <style:style style:name="TableRow41" style:family="table-row">
      <style:table-row-properties style:min-row-height="0.4263in" style:use-optimal-row-height="false"/>
    </style:style>
    <style:style style:name="TableCell42" style:family="table-cell">
      <style:table-cell-properties fo:border="none" style:vertical-align="bottom" fo:padding-top="0in" fo:padding-left="0.075in" fo:padding-bottom="0in" fo:padding-right="0.075in"/>
    </style:style>
    <style:style style:name="P43" style:parent-style-name="Standard" style:family="paragraph">
      <style:paragraph-properties fo:line-height="150%" fo:text-indent="0.4923in"/>
      <style:text-properties style:font-name="Times New Roman" style:font-size-complex="14pt"/>
    </style:style>
    <style:style style:name="TableCell44" style:family="table-cell">
      <style:table-cell-properties fo:border-top="0.0069in solid #000000" fo:border-left="none" fo:border-bottom="0.0069in solid #000000" fo:border-right="none" style:vertical-align="bottom" fo:padding-top="0in" fo:padding-left="0.075in" fo:padding-bottom="0in" fo:padding-right="0.075in"/>
    </style:style>
    <style:style style:name="P45" style:parent-style-name="Standard" style:family="paragraph">
      <style:paragraph-properties fo:line-height="150%"/>
      <style:text-properties style:font-name="Times New Roman" style:font-size-complex="14pt"/>
    </style:style>
    <style:style style:name="TableCell46" style:family="table-cell">
      <style:table-cell-properties fo:border="none" style:vertical-align="bottom" fo:padding-top="0in" fo:padding-left="0.075in" fo:padding-bottom="0in" fo:padding-right="0.075in"/>
    </style:style>
    <style:style style:name="P47" style:parent-style-name="Standard" style:family="paragraph">
      <style:paragraph-properties fo:text-align="center" fo:line-height="150%" fo:text-indent="0.4923in"/>
      <style:text-properties style:font-name="Times New Roman" style:font-size-complex="14pt"/>
    </style:style>
    <style:style style:name="P48" style:parent-style-name="Standard" style:family="paragraph">
      <style:paragraph-properties fo:text-align="center" fo:line-height="150%" fo:text-indent="0.4923in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49" style:parent-style-name="Standard" style:family="paragraph">
      <style:paragraph-properties fo:text-align="center" fo:line-height="150%" fo:text-indent="0.4923in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50" style:parent-style-name="Standard" style:family="paragraph">
      <style:paragraph-properties fo:text-align="center" fo:line-height="150%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51" style:parent-style-name="Standard" style:family="paragraph">
      <style:paragraph-properties fo:text-align="center" fo:line-height="150%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52" style:parent-style-name="Standard" style:family="paragraph">
      <style:paragraph-properties fo:text-align="center" fo:line-height="150%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53" style:parent-style-name="Заголовок2" style:family="paragraph">
      <style:paragraph-properties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4" style:parent-style-name="Обычныйвеб" style:family="paragraph">
      <style:paragraph-properties fo:text-align="justify" fo:margin-top="0in" fo:margin-bottom="0in" fo:line-height="150%" fo:text-indent="0.4923in"/>
      <style:text-properties style:font-name="Times New Roman" fo:font-size="14pt" style:font-size-asian="14pt" style:font-size-complex="14pt"/>
    </style:style>
    <style:style style:name="P55" style:parent-style-name="Обычныйвеб" style:family="paragraph">
      <style:paragraph-properties fo:margin-top="0in" fo:margin-bottom="0in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6" style:parent-style-name="Обычныйвеб" style:family="paragraph">
      <style:paragraph-properties fo:margin-top="0in" fo:margin-bottom="0in" fo:line-height="150%" fo:text-indent="0.4923in"/>
    </style:style>
    <style:style style:name="T5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9" style:parent-style-name="Заголовок2" style:family="paragraph">
      <style:paragraph-properties fo:line-height="150%" fo:text-indent="0.4923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60" style:parent-style-name="Заголовок2" style:family="paragraph">
      <style:paragraph-properties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61" style:parent-style-name="Заголовок2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62" style:parent-style-name="Заголовок2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63" style:parent-style-name="Заголовок2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64" style:parent-style-name="Заголовок2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65" style:parent-style-name="Заголовок2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66" style:parent-style-name="Заголовок2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67" style:parent-style-name="Заголовок2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68" style:parent-style-name="Заголовок2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69" style:parent-style-name="Заголовок2" style:family="paragraph">
      <style:paragraph-properties fo:line-height="150%" fo:text-indent="0.4923in"/>
    </style:style>
    <style:style style:name="T7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3" style:parent-style-name="Заголовок2" style:family="paragraph">
      <style:paragraph-properties fo:line-height="150%" fo:text-indent="0.1965in"/>
      <style:text-properties style:font-name="Times New Roman" fo:font-size="14pt" style:font-size-asian="14pt" style:font-size-complex="14pt" fo:language="en" fo:country="US"/>
    </style:style>
    <style:style style:name="TableColumn75" style:family="table-column">
      <style:table-column-properties style:column-width="0.8958in" style:use-optimal-column-width="false"/>
    </style:style>
    <style:style style:name="TableColumn76" style:family="table-column">
      <style:table-column-properties style:column-width="1.9687in" style:use-optimal-column-width="false"/>
    </style:style>
    <style:style style:name="TableColumn77" style:family="table-column">
      <style:table-column-properties style:column-width="1.4375in" style:use-optimal-column-width="false"/>
    </style:style>
    <style:style style:name="TableColumn78" style:family="table-column">
      <style:table-column-properties style:column-width="1.4583in" style:use-optimal-column-width="false"/>
    </style:style>
    <style:style style:name="TableColumn79" style:family="table-column">
      <style:table-column-properties style:column-width="1.4687in" style:use-optimal-column-width="false"/>
    </style:style>
    <style:style style:name="Table74" style:family="table">
      <style:table-properties style:width="7.2291in" fo:margin-left="0.0194in" table:align="lef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82" style:parent-style-name="TableContents" style:family="paragraph">
      <style:paragraph-properties fo:text-align="center"/>
    </style:style>
    <style:style style:name="P83" style:parent-style-name="TableContents" style:family="paragraph">
      <style:paragraph-properties fo:text-align="center"/>
    </style:style>
    <style:style style:name="TableCell84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85" style:parent-style-name="TableContents" style:family="paragraph">
      <style:paragraph-properties fo:text-align="center"/>
    </style:style>
    <style:style style:name="TableCell86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87" style:parent-style-name="TableContents" style:family="paragraph">
      <style:paragraph-properties fo:text-align="center"/>
    </style:style>
    <style:style style:name="TableCell88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89" style:parent-style-name="TableContents" style:family="paragraph">
      <style:paragraph-properties fo:text-align="center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92" style:parent-style-name="TableContents" style:family="paragraph">
      <style:paragraph-properties fo:text-align="center"/>
    </style:style>
    <style:style style:name="TableCell93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94" style:parent-style-name="TableContents" style:family="paragraph">
      <style:paragraph-properties fo:text-align="center"/>
    </style:style>
    <style:style style:name="TableRow95" style:family="table-row">
      <style:table-row-properties style:min-row-height="0.6041in" style:use-optimal-row-height="false"/>
    </style:style>
    <style:style style:name="TableCell96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97" style:parent-style-name="TableContents" style:family="paragraph">
      <style:text-properties fo:language="en" fo:country="US"/>
    </style:style>
    <style:style style:name="TableCell98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99" style:parent-style-name="TableContents" style:family="paragraph">
      <style:text-properties fo:language="en" fo:country="US"/>
    </style:style>
    <style:style style:name="TableCell100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01" style:parent-style-name="TableContents" style:family="paragraph">
      <style:text-properties fo:language="en" fo:country="US"/>
    </style:style>
    <style:style style:name="TableCell102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T103" style:parent-style-name="Основнойшрифтабзаца" style:family="text">
      <style:text-properties fo:language="en" fo:country="US"/>
    </style:style>
    <style:style style:name="T104" style:parent-style-name="Основнойшрифтабзаца" style:family="text">
      <style:text-properties fo:language="en" fo:country="US"/>
    </style:style>
    <style:style style:name="T105" style:parent-style-name="Основнойшрифтабзаца" style:family="text">
      <style:text-properties fo:language="en" fo:country="US"/>
    </style:style>
    <style:style style:name="TableCell106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07" style:parent-style-name="TableContents" style:family="paragraph">
      <style:text-properties fo:language="en" fo:country="US"/>
    </style:style>
    <style:style style:name="T108" style:parent-style-name="Основнойшрифтабзаца" style:family="text">
      <style:text-properties fo:language="en" fo:country="US"/>
    </style:style>
    <style:style style:name="T109" style:parent-style-name="Основнойшрифтабзаца" style:family="text">
      <style:text-properties fo:language="en" fo:country="US"/>
    </style:style>
    <style:style style:name="TableRow110" style:family="table-row">
      <style:table-row-properties style:min-row-height="0.1979in" style:use-optimal-row-height="false"/>
    </style:style>
    <style:style style:name="TableCell111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12" style:parent-style-name="TableContents" style:family="paragraph">
      <style:text-properties fo:language="en" fo:country="US"/>
    </style:style>
    <style:style style:name="TableCell113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14" style:parent-style-name="TableContents" style:family="paragraph">
      <style:text-properties fo:language="en" fo:country="US"/>
    </style:style>
    <style:style style:name="TableCell115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16" style:parent-style-name="TableContents" style:family="paragraph">
      <style:text-properties fo:language="en" fo:country="US"/>
    </style:style>
    <style:style style:name="TableCell117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T118" style:parent-style-name="Основнойшрифтабзаца" style:family="text">
      <style:text-properties fo:language="en" fo:country="US"/>
    </style:style>
    <style:style style:name="T119" style:parent-style-name="Основнойшрифтабзаца" style:family="text">
      <style:text-properties fo:language="en" fo:country="US"/>
    </style:style>
    <style:style style:name="T120" style:parent-style-name="Основнойшрифтабзаца" style:family="text">
      <style:text-properties fo:language="en" fo:country="US"/>
    </style:style>
    <style:style style:name="P121" style:parent-style-name="TableContents" style:family="paragraph">
      <style:text-properties fo:language="en" fo:country="US"/>
    </style:style>
    <style:style style:name="TableCell122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23" style:parent-style-name="TableContents" style:family="paragraph">
      <style:text-properties fo:language="en" fo:country="US"/>
    </style:style>
    <style:style style:name="T124" style:parent-style-name="Основнойшрифтабзаца" style:family="text">
      <style:text-properties fo:language="en" fo:country="US"/>
    </style:style>
    <style:style style:name="P125" style:parent-style-name="TableContents" style:family="paragraph">
      <style:text-properties fo:language="en" fo:country="US"/>
    </style:style>
    <style:style style:name="TableRow126" style:family="table-row">
      <style:table-row-properties style:min-row-height="0.4472in" style:use-optimal-row-height="false"/>
    </style:style>
    <style:style style:name="TableCell127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28" style:parent-style-name="TableContents" style:family="paragraph">
      <style:text-properties fo:language="en" fo:country="US"/>
    </style:style>
    <style:style style:name="TableCell129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30" style:parent-style-name="TableContents" style:family="paragraph">
      <style:text-properties fo:language="en" fo:country="US"/>
    </style:style>
    <style:style style:name="TableCell131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32" style:parent-style-name="TableContents" style:family="paragraph">
      <style:text-properties fo:language="en" fo:country="US"/>
    </style:style>
    <style:style style:name="TableCell133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T134" style:parent-style-name="Основнойшрифтабзаца" style:family="text">
      <style:text-properties fo:language="en" fo:country="US"/>
    </style:style>
    <style:style style:name="P135" style:parent-style-name="TableContents" style:family="paragraph">
      <style:text-properties fo:language="en" fo:country="US"/>
    </style:style>
    <style:style style:name="TableCell136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T137" style:parent-style-name="Основнойшрифтабзаца" style:family="text">
      <style:text-properties fo:language="en" fo:country="US"/>
    </style:style>
    <style:style style:name="T138" style:parent-style-name="Основнойшрифтабзаца" style:family="text">
      <style:text-properties fo:language="en" fo:country="US"/>
    </style:style>
    <style:style style:name="T139" style:parent-style-name="Основнойшрифтабзаца" style:family="text">
      <style:text-properties fo:language="en" fo:country="US"/>
    </style:style>
    <style:style style:name="TableRow140" style:family="table-row">
      <style:table-row-properties style:min-row-height="0.3958in" style:use-optimal-row-height="false"/>
    </style:style>
    <style:style style:name="TableCell141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42" style:parent-style-name="TableContents" style:family="paragraph">
      <style:text-properties fo:language="en" fo:country="US"/>
    </style:style>
    <style:style style:name="TableCell143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44" style:parent-style-name="TableContents" style:family="paragraph">
      <style:text-properties fo:language="en" fo:country="US"/>
    </style:style>
    <style:style style:name="TableCell145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46" style:parent-style-name="TableContents" style:family="paragraph">
      <style:text-properties fo:language="en" fo:country="US"/>
    </style:style>
    <style:style style:name="TableCell147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48" style:parent-style-name="TableContents" style:family="paragraph">
      <style:text-properties fo:language="en" fo:country="US"/>
    </style:style>
    <style:style style:name="T149" style:parent-style-name="Основнойшрифтабзаца" style:family="text">
      <style:text-properties fo:language="en" fo:country="US"/>
    </style:style>
    <style:style style:name="T150" style:parent-style-name="Основнойшрифтабзаца" style:family="text">
      <style:text-properties fo:language="en" fo:country="US"/>
    </style:style>
    <style:style style:name="TableCell151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52" style:parent-style-name="TableContents" style:family="paragraph">
      <style:text-properties fo:language="en" fo:country="US"/>
    </style:style>
    <style:style style:name="T153" style:parent-style-name="Основнойшрифтабзаца" style:family="text">
      <style:text-properties fo:language="en" fo:country="US"/>
    </style:style>
    <style:style style:name="T154" style:parent-style-name="Основнойшрифтабзаца" style:family="text">
      <style:text-properties fo:language="en" fo:country="US"/>
    </style:style>
    <style:style style:name="TableRow155" style:family="table-row">
      <style:table-row-properties style:min-row-height="0.3958in" style:use-optimal-row-height="false"/>
    </style:style>
    <style:style style:name="TableCell156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57" style:parent-style-name="TableContents" style:family="paragraph">
      <style:text-properties fo:language="en" fo:country="US"/>
    </style:style>
    <style:style style:name="TableCell158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59" style:parent-style-name="TableContents" style:family="paragraph">
      <style:text-properties fo:language="en" fo:country="US"/>
    </style:style>
    <style:style style:name="TableCell160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61" style:parent-style-name="TableContents" style:family="paragraph">
      <style:text-properties fo:language="en" fo:country="US"/>
    </style:style>
    <style:style style:name="TableCell162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63" style:parent-style-name="TableContents" style:family="paragraph">
      <style:text-properties fo:language="en" fo:country="US"/>
    </style:style>
    <style:style style:name="T164" style:parent-style-name="Основнойшрифтабзаца" style:family="text">
      <style:text-properties fo:language="en" fo:country="US"/>
    </style:style>
    <style:style style:name="T165" style:parent-style-name="Основнойшрифтабзаца" style:family="text">
      <style:text-properties fo:language="en" fo:country="US"/>
    </style:style>
    <style:style style:name="TableCell166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67" style:parent-style-name="TableContents" style:family="paragraph">
      <style:text-properties fo:language="en" fo:country="US"/>
    </style:style>
    <style:style style:name="P168" style:parent-style-name="TableContents" style:family="paragraph">
      <style:text-properties fo:language="en" fo:country="US"/>
    </style:style>
    <style:style style:name="TableRow169" style:family="table-row">
      <style:table-row-properties style:min-row-height="0.1979in" style:use-optimal-row-height="false"/>
    </style:style>
    <style:style style:name="TableCell170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71" style:parent-style-name="TableContents" style:family="paragraph">
      <style:text-properties fo:language="en" fo:country="US"/>
    </style:style>
    <style:style style:name="TableCell172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73" style:parent-style-name="TableContents" style:family="paragraph">
      <style:text-properties fo:language="en" fo:country="US"/>
    </style:style>
    <style:style style:name="TableCell174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75" style:parent-style-name="TableContents" style:family="paragraph">
      <style:text-properties fo:language="en" fo:country="US"/>
    </style:style>
    <style:style style:name="TableCell176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77" style:parent-style-name="TableContents" style:family="paragraph">
      <style:text-properties fo:language="en" fo:country="US"/>
    </style:style>
    <style:style style:name="P178" style:parent-style-name="TableContents" style:family="paragraph">
      <style:text-properties fo:language="en" fo:country="US"/>
    </style:style>
    <style:style style:name="TableCell179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80" style:parent-style-name="TableContents" style:family="paragraph">
      <style:text-properties fo:language="en" fo:country="US"/>
    </style:style>
    <style:style style:name="P181" style:parent-style-name="TableContents" style:family="paragraph">
      <style:text-properties fo:language="en" fo:country="US"/>
    </style:style>
    <style:style style:name="TableRow182" style:family="table-row">
      <style:table-row-properties style:min-row-height="0.1979in"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184" style:parent-style-name="TableContents" style:family="paragraph">
      <style:text-properties fo:language="en" fo:country="US"/>
    </style:style>
    <style:style style:name="TableCell185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186" style:parent-style-name="TableContents" style:family="paragraph">
      <style:text-properties fo:language="en" fo:country="US"/>
    </style:style>
    <style:style style:name="TableCell187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188" style:parent-style-name="TableContents" style:family="paragraph">
      <style:text-properties fo:language="en" fo:country="US"/>
    </style:style>
    <style:style style:name="TableCell189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190" style:parent-style-name="TableContents" style:family="paragraph">
      <style:text-properties fo:language="en" fo:country="US"/>
    </style:style>
    <style:style style:name="P191" style:parent-style-name="TableContents" style:family="paragraph">
      <style:text-properties fo:language="en" fo:country="US"/>
    </style:style>
    <style:style style:name="P192" style:parent-style-name="TableContents" style:family="paragraph">
      <style:text-properties fo:language="en" fo:country="US"/>
    </style:style>
    <style:style style:name="TableCell193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194" style:parent-style-name="TableContents" style:family="paragraph">
      <style:text-properties fo:language="en" fo:country="US"/>
    </style:style>
    <style:style style:name="P195" style:parent-style-name="TableContents" style:family="paragraph">
      <style:text-properties fo:language="en" fo:country="US"/>
    </style:style>
    <style:style style:name="P196" style:parent-style-name="TableContents" style:family="paragraph">
      <style:text-properties fo:language="en" fo:country="US"/>
    </style:style>
    <style:style style:name="P197" style:parent-style-name="Заголовок2" style:family="paragraph">
      <style:paragraph-properties fo:line-height="150%" fo:text-indent="0.1965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98" style:parent-style-name="Заголовок2" style:family="paragraph">
      <style:paragraph-properties fo:line-height="150%" fo:text-indent="0.1965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99" style:parent-style-name="Заголовок2" style:family="paragraph">
      <style:paragraph-properties fo:line-height="150%"/>
      <style:text-properties style:font-name="Times New Roman" fo:font-size="14pt" style:font-size-asian="14pt" style:font-size-complex="14pt" fo:language="en" fo:country="US"/>
    </style:style>
    <style:style style:name="TableColumn201" style:family="table-column">
      <style:table-column-properties style:column-width="0.8958in" style:use-optimal-column-width="false"/>
    </style:style>
    <style:style style:name="TableColumn202" style:family="table-column">
      <style:table-column-properties style:column-width="1.9687in" style:use-optimal-column-width="false"/>
    </style:style>
    <style:style style:name="TableColumn203" style:family="table-column">
      <style:table-column-properties style:column-width="1.425in" style:use-optimal-column-width="false"/>
    </style:style>
    <style:style style:name="TableColumn204" style:family="table-column">
      <style:table-column-properties style:column-width="1.4708in" style:use-optimal-column-width="false"/>
    </style:style>
    <style:style style:name="TableColumn205" style:family="table-column">
      <style:table-column-properties style:column-width="1.4687in" style:use-optimal-column-width="false"/>
    </style:style>
    <style:style style:name="Table200" style:family="table">
      <style:table-properties style:width="7.2291in" fo:margin-left="0.0194in" table:align="lef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08" style:parent-style-name="TableContents" style:family="paragraph">
      <style:paragraph-properties fo:text-align="center"/>
    </style:style>
    <style:style style:name="TableCell209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10" style:parent-style-name="TableContents" style:family="paragraph">
      <style:paragraph-properties fo:text-align="center"/>
    </style:style>
    <style:style style:name="TableCell211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12" style:parent-style-name="TableContents" style:family="paragraph">
      <style:paragraph-properties fo:text-align="center"/>
    </style:style>
    <style:style style:name="TableCell213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14" style:parent-style-name="TableContents" style:family="paragraph">
      <style:paragraph-properties fo:text-align="center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17" style:parent-style-name="TableContents" style:family="paragraph">
      <style:paragraph-properties fo:text-align="center"/>
    </style:style>
    <style:style style:name="TableCell218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19" style:parent-style-name="TableContents" style:family="paragraph">
      <style:paragraph-properties fo:text-align="center"/>
    </style:style>
    <style:style style:name="TableRow220" style:family="table-row">
      <style:table-row-properties style:min-row-height="0.6041in" style:use-optimal-row-height="false"/>
    </style:style>
    <style:style style:name="TableCell221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22" style:parent-style-name="TableContents" style:family="paragraph">
      <style:text-properties fo:language="en" fo:country="US"/>
    </style:style>
    <style:style style:name="TableCell223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TableCell224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25" style:parent-style-name="TableContents" style:family="paragraph">
      <style:text-properties fo:language="en" fo:country="US"/>
    </style:style>
    <style:style style:name="TableCell226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27" style:parent-style-name="TableContents" style:family="paragraph">
      <style:text-properties fo:language="en" fo:country="US"/>
    </style:style>
    <style:style style:name="P228" style:parent-style-name="TableContents" style:family="paragraph">
      <style:text-properties fo:language="en" fo:country="US"/>
    </style:style>
    <style:style style:name="P229" style:parent-style-name="TableContents" style:family="paragraph">
      <style:text-properties fo:language="en" fo:country="US"/>
    </style:style>
    <style:style style:name="P230" style:parent-style-name="TableContents" style:family="paragraph">
      <style:text-properties fo:language="en" fo:country="US"/>
    </style:style>
    <style:style style:name="TableCell231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32" style:parent-style-name="TableContents" style:family="paragraph">
      <style:text-properties fo:language="en" fo:country="US"/>
    </style:style>
    <style:style style:name="P233" style:parent-style-name="TableContents" style:family="paragraph">
      <style:text-properties fo:language="en" fo:country="US"/>
    </style:style>
    <style:style style:name="P234" style:parent-style-name="TableContents" style:family="paragraph">
      <style:text-properties fo:language="en" fo:country="US"/>
    </style:style>
    <style:style style:name="P235" style:parent-style-name="TableContents" style:family="paragraph">
      <style:text-properties fo:language="en" fo:country="US"/>
    </style:style>
    <style:style style:name="TableRow236" style:family="table-row">
      <style:table-row-properties style:min-row-height="0.1979in" style:use-optimal-row-height="false"/>
    </style:style>
    <style:style style:name="TableCell237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38" style:parent-style-name="TableContents" style:family="paragraph">
      <style:text-properties fo:language="en" fo:country="US"/>
    </style:style>
    <style:style style:name="TableCell239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TableCell240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41" style:parent-style-name="TableContents" style:family="paragraph">
      <style:text-properties fo:language="en" fo:country="US"/>
    </style:style>
    <style:style style:name="TableCell242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T243" style:parent-style-name="Основнойшрифтабзаца" style:family="text">
      <style:text-properties fo:language="en" fo:country="US"/>
    </style:style>
    <style:style style:name="TableCell244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T245" style:parent-style-name="Основнойшрифтабзаца" style:family="text">
      <style:text-properties fo:language="en" fo:country="US"/>
    </style:style>
    <style:style style:name="TableRow246" style:family="table-row">
      <style:table-row-properties style:min-row-height="0.7708in" style:use-optimal-row-height="false"/>
    </style:style>
    <style:style style:name="TableCell247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48" style:parent-style-name="TableContents" style:family="paragraph">
      <style:text-properties fo:language="en" fo:country="US"/>
    </style:style>
    <style:style style:name="TableCell249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TableCell250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51" style:parent-style-name="TableContents" style:family="paragraph">
      <style:text-properties fo:language="en" fo:country="US"/>
    </style:style>
    <style:style style:name="TableCell252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53" style:parent-style-name="TableContents" style:family="paragraph">
      <style:text-properties fo:language="en" fo:country="US"/>
    </style:style>
    <style:style style:name="P254" style:parent-style-name="TableContents" style:family="paragraph">
      <style:text-properties fo:language="en" fo:country="US"/>
    </style:style>
    <style:style style:name="P255" style:parent-style-name="TableContents" style:family="paragraph">
      <style:text-properties fo:language="en" fo:country="US"/>
    </style:style>
    <style:style style:name="P256" style:parent-style-name="TableContents" style:family="paragraph">
      <style:text-properties fo:language="en" fo:country="US"/>
    </style:style>
    <style:style style:name="P257" style:parent-style-name="TableContents" style:family="paragraph">
      <style:text-properties fo:language="en" fo:country="US"/>
    </style:style>
    <style:style style:name="TableCell258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59" style:parent-style-name="TableContents" style:family="paragraph">
      <style:text-properties fo:language="en" fo:country="US"/>
    </style:style>
    <style:style style:name="P260" style:parent-style-name="TableContents" style:family="paragraph">
      <style:text-properties fo:language="en" fo:country="US"/>
    </style:style>
    <style:style style:name="P261" style:parent-style-name="TableContents" style:family="paragraph">
      <style:text-properties fo:language="en" fo:country="US"/>
    </style:style>
    <style:style style:name="P262" style:parent-style-name="TableContents" style:family="paragraph">
      <style:text-properties fo:language="en" fo:country="US"/>
    </style:style>
    <style:style style:name="P263" style:parent-style-name="TableContents" style:family="paragraph">
      <style:text-properties fo:language="en" fo:country="US"/>
    </style:style>
    <style:style style:name="TableRow264" style:family="table-row">
      <style:table-row-properties style:min-row-height="0.3958in" style:use-optimal-row-height="false"/>
    </style:style>
    <style:style style:name="TableCell265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66" style:parent-style-name="TableContents" style:family="paragraph">
      <style:text-properties fo:language="en" fo:country="US"/>
    </style:style>
    <style:style style:name="TableCell267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T268" style:parent-style-name="Основнойшрифтабзаца" style:family="text">
      <style:text-properties fo:language="en" fo:country="US"/>
    </style:style>
    <style:style style:name="TableCell269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70" style:parent-style-name="TableContents" style:family="paragraph">
      <style:text-properties fo:language="en" fo:country="US"/>
    </style:style>
    <style:style style:name="TableCell271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T272" style:parent-style-name="Основнойшрифтабзаца" style:family="text">
      <style:text-properties fo:language="en" fo:country="US"/>
    </style:style>
    <style:style style:name="T273" style:parent-style-name="Основнойшрифтабзаца" style:family="text">
      <style:text-properties fo:language="en" fo:country="US"/>
    </style:style>
    <style:style style:name="TableCell274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T275" style:parent-style-name="Основнойшрифтабзаца" style:family="text">
      <style:text-properties fo:language="en" fo:country="US"/>
    </style:style>
    <style:style style:name="P276" style:parent-style-name="TableContents" style:family="paragraph">
      <style:text-properties fo:language="en" fo:country="US"/>
    </style:style>
    <style:style style:name="TableRow277" style:family="table-row">
      <style:table-row-properties style:min-row-height="0.3958in" style:use-optimal-row-height="false"/>
    </style:style>
    <style:style style:name="TableCell278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79" style:parent-style-name="TableContents" style:family="paragraph">
      <style:text-properties fo:language="en" fo:country="US"/>
    </style:style>
    <style:style style:name="TableCell280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TableCell281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82" style:parent-style-name="TableContents" style:family="paragraph">
      <style:text-properties fo:language="en" fo:country="US"/>
    </style:style>
    <style:style style:name="TableCell283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84" style:parent-style-name="TableContents" style:family="paragraph">
      <style:text-properties fo:language="en" fo:country="US"/>
    </style:style>
    <style:style style:name="T285" style:parent-style-name="Основнойшрифтабзаца" style:family="text">
      <style:text-properties fo:language="en" fo:country="US"/>
    </style:style>
    <style:style style:name="P286" style:parent-style-name="TableContents" style:family="paragraph">
      <style:text-properties fo:language="en" fo:country="US"/>
    </style:style>
    <style:style style:name="TableCell287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88" style:parent-style-name="TableContents" style:family="paragraph">
      <style:text-properties fo:language="en" fo:country="US"/>
    </style:style>
    <style:style style:name="T289" style:parent-style-name="Основнойшрифтабзаца" style:family="text">
      <style:text-properties fo:language="en" fo:country="US"/>
    </style:style>
    <style:style style:name="T290" style:parent-style-name="Основнойшрифтабзаца" style:family="text">
      <style:text-properties fo:language="en" fo:country="US"/>
    </style:style>
    <style:style style:name="TableRow291" style:family="table-row">
      <style:table-row-properties style:min-row-height="0.1979in" style:use-optimal-row-height="false"/>
    </style:style>
    <style:style style:name="TableCell292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93" style:parent-style-name="TableContents" style:family="paragraph">
      <style:text-properties fo:language="en" fo:country="US"/>
    </style:style>
    <style:style style:name="TableCell294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TableCell295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96" style:parent-style-name="TableContents" style:family="paragraph">
      <style:text-properties fo:language="en" fo:country="US"/>
    </style:style>
    <style:style style:name="TableCell297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T298" style:parent-style-name="Основнойшрифтабзаца" style:family="text">
      <style:text-properties fo:language="en" fo:country="US"/>
    </style:style>
    <style:style style:name="P299" style:parent-style-name="TableContents" style:family="paragraph">
      <style:text-properties fo:language="en" fo:country="US"/>
    </style:style>
    <style:style style:name="TableCell300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T301" style:parent-style-name="Основнойшрифтабзаца" style:family="text">
      <style:text-properties fo:language="en" fo:country="US"/>
    </style:style>
    <style:style style:name="P302" style:parent-style-name="TableContents" style:family="paragraph">
      <style:text-properties fo:language="en" fo:country="US"/>
    </style:style>
    <style:style style:name="TableRow303" style:family="table-row">
      <style:table-row-properties style:min-row-height="0.9687in" style:use-optimal-row-height="false"/>
    </style:style>
    <style:style style:name="TableCell304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305" style:parent-style-name="TableContents" style:family="paragraph">
      <style:text-properties fo:language="en" fo:country="US"/>
    </style:style>
    <style:style style:name="TableCell306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TableCell307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308" style:parent-style-name="TableContents" style:family="paragraph">
      <style:text-properties fo:language="en" fo:country="US"/>
    </style:style>
    <style:style style:name="TableCell309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310" style:parent-style-name="TableContents" style:family="paragraph">
      <style:text-properties fo:language="en" fo:country="US"/>
    </style:style>
    <style:style style:name="P311" style:parent-style-name="TableContents" style:family="paragraph">
      <style:text-properties fo:language="en" fo:country="US"/>
    </style:style>
    <style:style style:name="P312" style:parent-style-name="TableContents" style:family="paragraph">
      <style:text-properties fo:language="en" fo:country="US"/>
    </style:style>
    <style:style style:name="P313" style:parent-style-name="TableContents" style:family="paragraph">
      <style:text-properties fo:language="en" fo:country="US"/>
    </style:style>
    <style:style style:name="P314" style:parent-style-name="TableContents" style:family="paragraph">
      <style:text-properties fo:language="en" fo:country="US"/>
    </style:style>
    <style:style style:name="TableCell315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316" style:parent-style-name="TableContents" style:family="paragraph">
      <style:text-properties fo:language="en" fo:country="US"/>
    </style:style>
    <style:style style:name="P317" style:parent-style-name="TableContents" style:family="paragraph">
      <style:text-properties fo:language="en" fo:country="US"/>
    </style:style>
    <style:style style:name="P318" style:parent-style-name="TableContents" style:family="paragraph">
      <style:text-properties fo:language="en" fo:country="US"/>
    </style:style>
    <style:style style:name="P319" style:parent-style-name="TableContents" style:family="paragraph">
      <style:text-properties fo:language="en" fo:country="US"/>
    </style:style>
    <style:style style:name="P320" style:parent-style-name="TableContents" style:family="paragraph">
      <style:text-properties fo:language="en" fo:country="US"/>
    </style:style>
    <style:style style:name="TableRow321" style:family="table-row">
      <style:table-row-properties style:min-row-height="0.3958in" style:use-optimal-row-height="false"/>
    </style:style>
    <style:style style:name="TableCell322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323" style:parent-style-name="TableContents" style:family="paragraph">
      <style:text-properties fo:language="en" fo:country="US"/>
    </style:style>
    <style:style style:name="TableCell324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T325" style:parent-style-name="Основнойшрифтабзаца" style:family="text">
      <style:text-properties fo:language="en" fo:country="US"/>
    </style:style>
    <style:style style:name="TableCell326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327" style:parent-style-name="TableContents" style:family="paragraph">
      <style:text-properties fo:language="en" fo:country="US"/>
    </style:style>
    <style:style style:name="TableCell328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T329" style:parent-style-name="Основнойшрифтабзаца" style:family="text">
      <style:text-properties fo:language="en" fo:country="US"/>
    </style:style>
    <style:style style:name="T330" style:parent-style-name="Основнойшрифтабзаца" style:family="text">
      <style:text-properties fo:language="en" fo:country="US"/>
    </style:style>
    <style:style style:name="T331" style:parent-style-name="Основнойшрифтабзаца" style:family="text">
      <style:text-properties fo:language="en" fo:country="US"/>
    </style:style>
    <style:style style:name="TableCell332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333" style:parent-style-name="TableContents" style:family="paragraph">
      <style:text-properties fo:language="en" fo:country="US"/>
    </style:style>
    <style:style style:name="T334" style:parent-style-name="Основнойшрифтабзаца" style:family="text">
      <style:text-properties fo:language="en" fo:country="US"/>
    </style:style>
    <style:style style:name="T335" style:parent-style-name="Основнойшрифтабзаца" style:family="text">
      <style:text-properties fo:language="en" fo:country="US"/>
    </style:style>
    <style:style style:name="TableRow336" style:family="table-row">
      <style:table-row-properties style:min-row-height="0.2347in" style:use-optimal-row-height="false"/>
    </style:style>
    <style:style style:name="TableCell337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338" style:parent-style-name="TableContents" style:family="paragraph">
      <style:text-properties fo:language="en" fo:country="US"/>
    </style:style>
    <style:style style:name="TableCell339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340" style:parent-style-name="TableContents" style:family="paragraph">
      <style:text-properties fo:language="en" fo:country="US"/>
    </style:style>
    <style:style style:name="TableCell341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342" style:parent-style-name="TableContents" style:family="paragraph">
      <style:text-properties fo:language="en" fo:country="US"/>
    </style:style>
    <style:style style:name="TableCell343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344" style:parent-style-name="TableContents" style:family="paragraph">
      <style:text-properties fo:language="en" fo:country="US"/>
    </style:style>
    <style:style style:name="TableCell345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346" style:parent-style-name="TableContents" style:family="paragraph">
      <style:text-properties fo:language="en" fo:country="US"/>
    </style:style>
    <style:style style:name="TableRow347" style:family="table-row">
      <style:table-row-properties style:min-row-height="0.7812in" style:use-optimal-row-height="false"/>
    </style:style>
    <style:style style:name="TableCell348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349" style:parent-style-name="TableContents" style:family="paragraph">
      <style:text-properties fo:language="en" fo:country="US"/>
    </style:style>
    <style:style style:name="TableCell350" style:family="table-cell">
      <style:table-cell-properties fo:border="0.0034in solid #000000" fo:background-color="#FFFFFF" style:vertical-align="middle" fo:padding-top="0.0194in" fo:padding-left="0.0194in" fo:padding-bottom="0.0194in" fo:padding-right="0.0194in"/>
    </style:style>
    <style:style style:name="TableCell351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352" style:parent-style-name="TableContents" style:family="paragraph">
      <style:text-properties fo:language="en" fo:country="US"/>
    </style:style>
    <style:style style:name="TableCell353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354" style:parent-style-name="TableContents" style:family="paragraph">
      <style:text-properties fo:language="en" fo:country="US"/>
    </style:style>
    <style:style style:name="P355" style:parent-style-name="TableContents" style:family="paragraph">
      <style:text-properties fo:language="en" fo:country="US"/>
    </style:style>
    <style:style style:name="P356" style:parent-style-name="TableContents" style:family="paragraph">
      <style:text-properties fo:language="en" fo:country="US"/>
    </style:style>
    <style:style style:name="P357" style:parent-style-name="TableContents" style:family="paragraph">
      <style:text-properties fo:language="en" fo:country="US"/>
    </style:style>
    <style:style style:name="P358" style:parent-style-name="TableContents" style:family="paragraph">
      <style:text-properties fo:language="en" fo:country="US"/>
    </style:style>
    <style:style style:name="TableCell359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360" style:parent-style-name="TableContents" style:family="paragraph">
      <style:text-properties fo:language="en" fo:country="US"/>
    </style:style>
    <style:style style:name="P361" style:parent-style-name="TableContents" style:family="paragraph">
      <style:text-properties fo:language="en" fo:country="US"/>
    </style:style>
    <style:style style:name="P362" style:parent-style-name="TableContents" style:family="paragraph">
      <style:text-properties fo:language="en" fo:country="US"/>
    </style:style>
    <style:style style:name="P363" style:parent-style-name="TableContents" style:family="paragraph">
      <style:text-properties fo:language="en" fo:country="US"/>
    </style:style>
    <style:style style:name="P364" style:parent-style-name="TableContents" style:family="paragraph">
      <style:text-properties fo:language="en" fo:country="US"/>
    </style:style>
    <style:style style:name="TableRow365" style:family="table-row">
      <style:table-row-properties style:min-row-height="0.4in" style:use-optimal-row-height="false"/>
    </style:style>
    <style:style style:name="TableCell366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367" style:parent-style-name="TableContents" style:family="paragraph">
      <style:text-properties fo:language="en" fo:country="US"/>
    </style:style>
    <style:style style:name="TableCell368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369" style:parent-style-name="TableContents" style:family="paragraph">
      <style:text-properties fo:language="en" fo:country="US"/>
    </style:style>
    <style:style style:name="TableCell370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371" style:parent-style-name="TableContents" style:family="paragraph">
      <style:text-properties fo:language="en" fo:country="US"/>
    </style:style>
    <style:style style:name="P372" style:parent-style-name="TableContents" style:family="paragraph">
      <style:text-properties fo:language="en" fo:country="US"/>
    </style:style>
    <style:style style:name="TableCell373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T374" style:parent-style-name="Основнойшрифтабзаца" style:family="text">
      <style:text-properties fo:language="en" fo:country="US"/>
    </style:style>
    <style:style style:name="T375" style:parent-style-name="Основнойшрифтабзаца" style:family="text">
      <style:text-properties fo:language="en" fo:country="US"/>
    </style:style>
    <style:style style:name="T376" style:parent-style-name="Основнойшрифтабзаца" style:family="text">
      <style:text-properties fo:language="en" fo:country="US"/>
    </style:style>
    <style:style style:name="TableCell377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T378" style:parent-style-name="Основнойшрифтабзаца" style:family="text">
      <style:text-properties fo:language="en" fo:country="US"/>
    </style:style>
    <style:style style:name="T379" style:parent-style-name="Основнойшрифтабзаца" style:family="text">
      <style:text-properties fo:language="en" fo:country="US"/>
    </style:style>
    <style:style style:name="T380" style:parent-style-name="Основнойшрифтабзаца" style:family="text">
      <style:text-properties fo:language="en" fo:country="US"/>
    </style:style>
    <style:style style:name="TableRow381" style:family="table-row">
      <style:table-row-properties style:min-row-height="0.9687in" style:use-optimal-row-height="false"/>
    </style:style>
    <style:style style:name="TableCell382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383" style:parent-style-name="TableContents" style:family="paragraph">
      <style:text-properties fo:language="en" fo:country="US"/>
    </style:style>
    <style:style style:name="TableCell384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385" style:parent-style-name="TableContents" style:family="paragraph">
      <style:text-properties fo:language="en" fo:country="US"/>
    </style:style>
    <style:style style:name="TableCell386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387" style:parent-style-name="TableContents" style:family="paragraph">
      <style:text-properties fo:language="en" fo:country="US"/>
    </style:style>
    <style:style style:name="TableCell388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389" style:parent-style-name="TableContents" style:family="paragraph">
      <style:text-properties fo:language="en" fo:country="US"/>
    </style:style>
    <style:style style:name="P390" style:parent-style-name="TableContents" style:family="paragraph">
      <style:text-properties fo:language="en" fo:country="US"/>
    </style:style>
    <style:style style:name="P391" style:parent-style-name="TableContents" style:family="paragraph">
      <style:text-properties fo:language="en" fo:country="US"/>
    </style:style>
    <style:style style:name="P392" style:parent-style-name="TableContents" style:family="paragraph">
      <style:text-properties fo:language="en" fo:country="US"/>
    </style:style>
    <style:style style:name="P393" style:parent-style-name="TableContents" style:family="paragraph">
      <style:text-properties fo:language="en" fo:country="US"/>
    </style:style>
    <style:style style:name="TableCell394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395" style:parent-style-name="TableContents" style:family="paragraph">
      <style:text-properties fo:language="en" fo:country="US"/>
    </style:style>
    <style:style style:name="P396" style:parent-style-name="TableContents" style:family="paragraph">
      <style:text-properties fo:language="en" fo:country="US"/>
    </style:style>
    <style:style style:name="P397" style:parent-style-name="TableContents" style:family="paragraph">
      <style:text-properties fo:language="en" fo:country="US"/>
    </style:style>
    <style:style style:name="P398" style:parent-style-name="TableContents" style:family="paragraph">
      <style:text-properties fo:language="en" fo:country="US"/>
    </style:style>
    <style:style style:name="P399" style:parent-style-name="TableContents" style:family="paragraph">
      <style:text-properties fo:language="en" fo:country="US"/>
    </style:style>
    <style:style style:name="TableRow400" style:family="table-row">
      <style:table-row-properties style:min-row-height="0.2423in" style:use-optimal-row-height="false"/>
    </style:style>
    <style:style style:name="TableCell401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02" style:parent-style-name="TableContents" style:family="paragraph">
      <style:text-properties fo:language="en" fo:country="US"/>
    </style:style>
    <style:style style:name="TableCell403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04" style:parent-style-name="TableContents" style:family="paragraph">
      <style:text-properties fo:language="en" fo:country="US"/>
    </style:style>
    <style:style style:name="TableCell405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06" style:parent-style-name="TableContents" style:family="paragraph">
      <style:text-properties fo:language="en" fo:country="US"/>
    </style:style>
    <style:style style:name="TableCell407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08" style:parent-style-name="TableContents" style:family="paragraph">
      <style:text-properties fo:language="en" fo:country="US"/>
    </style:style>
    <style:style style:name="TableCell409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10" style:parent-style-name="TableContents" style:family="paragraph">
      <style:text-properties fo:language="en" fo:country="US"/>
    </style:style>
    <style:style style:name="TableRow411" style:family="table-row">
      <style:table-row-properties style:min-row-height="0.2583in" style:use-optimal-row-height="false"/>
    </style:style>
    <style:style style:name="TableCell412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13" style:parent-style-name="TableContents" style:family="paragraph">
      <style:text-properties fo:language="en" fo:country="US"/>
    </style:style>
    <style:style style:name="TableCell414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15" style:parent-style-name="TableContents" style:family="paragraph">
      <style:text-properties fo:language="en" fo:country="US"/>
    </style:style>
    <style:style style:name="TableCell416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17" style:parent-style-name="TableContents" style:family="paragraph">
      <style:text-properties fo:language="en" fo:country="US"/>
    </style:style>
    <style:style style:name="TableCell418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19" style:parent-style-name="TableContents" style:family="paragraph">
      <style:text-properties fo:language="en" fo:country="US"/>
    </style:style>
    <style:style style:name="TableCell420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21" style:parent-style-name="TableContents" style:family="paragraph">
      <style:text-properties fo:language="en" fo:country="US"/>
    </style:style>
    <style:style style:name="TableRow422" style:family="table-row">
      <style:table-row-properties style:min-row-height="0.9687in" style:use-optimal-row-height="false"/>
    </style:style>
    <style:style style:name="TableCell423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24" style:parent-style-name="TableContents" style:family="paragraph">
      <style:text-properties fo:language="en" fo:country="US"/>
    </style:style>
    <style:style style:name="TableCell425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26" style:parent-style-name="TableContents" style:family="paragraph">
      <style:text-properties fo:language="en" fo:country="US"/>
    </style:style>
    <style:style style:name="TableCell427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28" style:parent-style-name="TableContents" style:family="paragraph">
      <style:text-properties fo:language="en" fo:country="US"/>
    </style:style>
    <style:style style:name="TableCell429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30" style:parent-style-name="TableContents" style:family="paragraph">
      <style:text-properties fo:language="en" fo:country="US"/>
    </style:style>
    <style:style style:name="P431" style:parent-style-name="TableContents" style:family="paragraph">
      <style:text-properties fo:language="en" fo:country="US"/>
    </style:style>
    <style:style style:name="P432" style:parent-style-name="TableContents" style:family="paragraph">
      <style:text-properties fo:language="en" fo:country="US"/>
    </style:style>
    <style:style style:name="P433" style:parent-style-name="TableContents" style:family="paragraph">
      <style:text-properties fo:language="en" fo:country="US"/>
    </style:style>
    <style:style style:name="P434" style:parent-style-name="TableContents" style:family="paragraph">
      <style:text-properties fo:language="en" fo:country="US"/>
    </style:style>
    <style:style style:name="TableCell435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36" style:parent-style-name="TableContents" style:family="paragraph">
      <style:text-properties fo:language="en" fo:country="US"/>
    </style:style>
    <style:style style:name="P437" style:parent-style-name="TableContents" style:family="paragraph">
      <style:text-properties fo:language="en" fo:country="US"/>
    </style:style>
    <style:style style:name="P438" style:parent-style-name="TableContents" style:family="paragraph">
      <style:text-properties fo:language="en" fo:country="US"/>
    </style:style>
    <style:style style:name="P439" style:parent-style-name="TableContents" style:family="paragraph">
      <style:text-properties fo:language="en" fo:country="US"/>
    </style:style>
    <style:style style:name="P440" style:parent-style-name="TableContents" style:family="paragraph">
      <style:text-properties fo:language="en" fo:country="US"/>
    </style:style>
    <style:style style:name="TableRow441" style:family="table-row">
      <style:table-row-properties style:min-row-height="0.8104in" style:use-optimal-row-height="false"/>
    </style:style>
    <style:style style:name="TableCell442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43" style:parent-style-name="TableContents" style:family="paragraph">
      <style:text-properties fo:language="en" fo:country="US"/>
    </style:style>
    <style:style style:name="TableCell444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45" style:parent-style-name="TableContents" style:family="paragraph">
      <style:text-properties fo:language="en" fo:country="US"/>
    </style:style>
    <style:style style:name="TableCell446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47" style:parent-style-name="TableContents" style:family="paragraph">
      <style:text-properties fo:language="en" fo:country="US"/>
    </style:style>
    <style:style style:name="TableCell448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49" style:parent-style-name="TableContents" style:family="paragraph">
      <style:text-properties fo:language="en" fo:country="US"/>
    </style:style>
    <style:style style:name="P450" style:parent-style-name="TableContents" style:family="paragraph">
      <style:text-properties fo:language="en" fo:country="US"/>
    </style:style>
    <style:style style:name="P451" style:parent-style-name="TableContents" style:family="paragraph">
      <style:text-properties fo:language="en" fo:country="US"/>
    </style:style>
    <style:style style:name="P452" style:parent-style-name="TableContents" style:family="paragraph">
      <style:text-properties fo:language="en" fo:country="US"/>
    </style:style>
    <style:style style:name="P453" style:parent-style-name="TableContents" style:family="paragraph">
      <style:text-properties fo:language="en" fo:country="US"/>
    </style:style>
    <style:style style:name="P454" style:parent-style-name="TableContents" style:family="paragraph">
      <style:text-properties fo:language="en" fo:country="US"/>
    </style:style>
    <style:style style:name="TableCell455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56" style:parent-style-name="TableContents" style:family="paragraph">
      <style:text-properties fo:language="en" fo:country="US"/>
    </style:style>
    <style:style style:name="P457" style:parent-style-name="TableContents" style:family="paragraph">
      <style:text-properties fo:language="en" fo:country="US"/>
    </style:style>
    <style:style style:name="P458" style:parent-style-name="TableContents" style:family="paragraph">
      <style:text-properties fo:language="en" fo:country="US"/>
    </style:style>
    <style:style style:name="P459" style:parent-style-name="TableContents" style:family="paragraph">
      <style:text-properties fo:language="en" fo:country="US"/>
    </style:style>
    <style:style style:name="P460" style:parent-style-name="TableContents" style:family="paragraph">
      <style:text-properties fo:language="en" fo:country="US"/>
    </style:style>
    <style:style style:name="P461" style:parent-style-name="TableContents" style:family="paragraph">
      <style:text-properties fo:language="en" fo:country="US"/>
    </style:style>
    <style:style style:name="TableRow462" style:family="table-row">
      <style:table-row-properties style:min-row-height="0.9687in" style:use-optimal-row-height="false"/>
    </style:style>
    <style:style style:name="TableCell463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64" style:parent-style-name="TableContents" style:family="paragraph">
      <style:text-properties fo:language="en" fo:country="US"/>
    </style:style>
    <style:style style:name="TableCell465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66" style:parent-style-name="TableContents" style:family="paragraph">
      <style:text-properties fo:language="en" fo:country="US"/>
    </style:style>
    <style:style style:name="TableCell467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68" style:parent-style-name="TableContents" style:family="paragraph">
      <style:text-properties fo:language="en" fo:country="US"/>
    </style:style>
    <style:style style:name="TableCell469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70" style:parent-style-name="TableContents" style:family="paragraph">
      <style:text-properties fo:language="en" fo:country="US"/>
    </style:style>
    <style:style style:name="P471" style:parent-style-name="TableContents" style:family="paragraph">
      <style:text-properties fo:language="en" fo:country="US"/>
    </style:style>
    <style:style style:name="P472" style:parent-style-name="TableContents" style:family="paragraph">
      <style:text-properties fo:language="en" fo:country="US"/>
    </style:style>
    <style:style style:name="P473" style:parent-style-name="TableContents" style:family="paragraph">
      <style:text-properties fo:language="en" fo:country="US"/>
    </style:style>
    <style:style style:name="P474" style:parent-style-name="TableContents" style:family="paragraph">
      <style:text-properties fo:language="en" fo:country="US"/>
    </style:style>
    <style:style style:name="TableCell475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76" style:parent-style-name="TableContents" style:family="paragraph">
      <style:text-properties fo:language="en" fo:country="US"/>
    </style:style>
    <style:style style:name="P477" style:parent-style-name="TableContents" style:family="paragraph">
      <style:text-properties fo:language="en" fo:country="US"/>
    </style:style>
    <style:style style:name="P478" style:parent-style-name="TableContents" style:family="paragraph">
      <style:text-properties fo:language="en" fo:country="US"/>
    </style:style>
    <style:style style:name="P479" style:parent-style-name="TableContents" style:family="paragraph">
      <style:text-properties fo:language="en" fo:country="US"/>
    </style:style>
    <style:style style:name="P480" style:parent-style-name="TableContents" style:family="paragraph">
      <style:text-properties fo:language="en" fo:country="US"/>
    </style:style>
    <style:style style:name="P481" style:parent-style-name="Заголовок2" style:family="paragraph">
      <style:paragraph-properties fo:line-height="150%" fo:text-indent="0.1965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82" style:parent-style-name="Standard" style:family="paragraph">
      <style:paragraph-properties fo:text-align="justify" fo:line-height="150%" fo:text-indent="0.4916in"/>
      <style:text-properties fo:font-weight="bold" style:font-weight-asian="bold" fo:font-size="14pt" style:font-size-asian="14pt"/>
    </style:style>
    <style:style style:name="P483" style:parent-style-name="Standard" style:family="paragraph">
      <style:paragraph-properties fo:text-align="justify" fo:line-height="150%" fo:text-indent="0.4916in"/>
      <style:text-properties fo:font-weight="bold" style:font-weight-asian="bold" fo:font-size="14pt" style:font-size-asian="14pt"/>
    </style:style>
    <style:style style:name="P484" style:parent-style-name="Standard" style:family="paragraph">
      <style:paragraph-properties fo:text-align="justify" fo:line-height="150%" fo:text-indent="0.4916in"/>
      <style:text-properties style:font-name="Times New Roman" fo:font-size="14pt" style:font-size-asian="14pt" style:font-size-complex="14pt"/>
    </style:style>
    <style:style style:name="P485" style:parent-style-name="Standard" style:family="paragraph">
      <style:paragraph-properties fo:break-before="page" fo:text-align="center" fo:line-height="150%" fo:text-indent="0.4923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86" style:parent-style-name="Standard" style:family="paragraph">
      <style:paragraph-properties fo:text-align="justify" fo:line-height="150%" fo:text-indent="0.4923in"/>
    </style:style>
    <style:style style:name="T48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8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48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9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491" style:parent-style-name="Standard" style:family="paragraph">
      <style:paragraph-properties fo:text-align="justify" fo:line-height="150%" fo:text-indent="0.4923in"/>
    </style:style>
    <style:style style:name="T49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9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49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9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49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9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49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99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500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501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502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503" style:parent-style-name="Standard" style:family="paragraph">
      <style:paragraph-properties fo:text-align="justify" fo:line-height="150%" fo:text-indent="0.4923in"/>
    </style:style>
    <style:style style:name="T50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0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0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07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508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509" style:parent-style-name="Standard" style:family="paragraph">
      <style:paragraph-properties fo:text-align="justify" fo:line-height="150%" fo:text-indent="0.4923in"/>
    </style:style>
    <style:style style:name="T51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1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1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1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1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1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16" style:parent-style-name="Standard" style:family="paragraph">
      <style:paragraph-properties fo:text-align="justify" fo:line-height="150%" fo:text-indent="0.4923in"/>
    </style:style>
    <style:style style:name="T51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1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1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20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521" style:parent-style-name="Standard" style:family="paragraph">
      <style:paragraph-properties fo:text-align="justify" fo:line-height="150%" fo:text-indent="0.4923in"/>
    </style:style>
    <style:style style:name="T52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2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2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25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526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527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528" style:parent-style-name="Standard" style:family="paragraph">
      <style:paragraph-properties fo:text-align="justify" fo:line-height="150%" fo:text-indent="0.4923in"/>
    </style:style>
    <style:style style:name="T52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3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3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32" style:parent-style-name="Standard" style:family="paragraph">
      <style:paragraph-properties fo:text-align="justify" fo:line-height="150%" fo:text-indent="0.4923in"/>
    </style:style>
    <style:style style:name="T53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3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3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3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3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3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3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40" style:parent-style-name="Standard" style:family="paragraph">
      <style:paragraph-properties fo:text-align="justify" fo:line-height="150%" fo:text-indent="0.4923in"/>
    </style:style>
    <style:style style:name="T54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4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4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4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4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46" style:parent-style-name="Standard" style:family="paragraph">
      <style:paragraph-properties fo:text-align="justify" fo:line-height="150%" fo:text-indent="0.4923in"/>
    </style:style>
    <style:style style:name="T54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4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4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5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51" style:parent-style-name="Standard" style:family="paragraph">
      <style:paragraph-properties fo:text-align="justify" fo:line-height="150%" fo:text-indent="0.4923in"/>
    </style:style>
    <style:style style:name="T55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5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5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5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5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58" style:parent-style-name="Standard" style:family="paragraph">
      <style:paragraph-properties fo:text-align="justify" fo:line-height="150%" fo:text-indent="0.4923in"/>
    </style:style>
    <style:style style:name="T55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6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6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62" style:parent-style-name="Standard" style:family="paragraph">
      <style:paragraph-properties fo:text-align="justify" fo:line-height="150%" fo:text-indent="0.4923in"/>
    </style:style>
    <style:style style:name="T56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6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6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6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67" style:parent-style-name="Standard" style:family="paragraph">
      <style:paragraph-properties fo:text-align="justify" fo:line-height="150%" fo:text-indent="0.4923in"/>
    </style:style>
    <style:style style:name="T56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6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7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7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7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7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7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7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7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77" style:parent-style-name="Standard" style:family="paragraph">
      <style:paragraph-properties fo:text-align="justify" fo:line-height="150%" fo:text-indent="0.4923in"/>
    </style:style>
    <style:style style:name="T57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7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8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8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8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8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8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85" style:parent-style-name="Standard" style:family="paragraph">
      <style:paragraph-properties fo:text-align="justify" fo:line-height="150%" fo:text-indent="0.4923in"/>
    </style:style>
    <style:style style:name="T58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8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8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8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9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9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9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9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9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9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9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97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598" style:parent-style-name="Standard" style:family="paragraph">
      <style:paragraph-properties fo:text-align="justify" fo:line-height="150%" fo:text-indent="0.4923in"/>
    </style:style>
    <style:style style:name="T59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0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01" style:parent-style-name="Standard" style:family="paragraph">
      <style:paragraph-properties fo:text-align="justify" fo:line-height="150%" fo:text-indent="0.4923in"/>
    </style:style>
    <style:style style:name="T60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0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0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0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0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07" style:parent-style-name="Standard" style:family="paragraph">
      <style:paragraph-properties fo:text-align="justify" fo:line-height="150%" fo:text-indent="0.4923in"/>
    </style:style>
    <style:style style:name="T60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0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1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1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1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13" style:parent-style-name="Standard" style:family="paragraph">
      <style:paragraph-properties fo:text-align="justify" fo:line-height="150%" fo:text-indent="0.4923in"/>
    </style:style>
    <style:style style:name="T61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1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1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1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1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1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2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21" style:parent-style-name="Standard" style:family="paragraph">
      <style:paragraph-properties fo:text-align="justify" fo:line-height="150%" fo:text-indent="0.4923in"/>
    </style:style>
    <style:style style:name="T62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2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2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27" style:parent-style-name="Standard" style:family="paragraph">
      <style:paragraph-properties fo:text-align="justify" fo:line-height="150%" fo:text-indent="0.4923in"/>
    </style:style>
    <style:style style:name="T62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630" style:parent-style-name="Standard" style:family="paragraph">
      <style:paragraph-properties fo:text-align="justify" fo:line-height="150%" fo:text-indent="0.4923in"/>
    </style:style>
    <style:style style:name="T63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3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3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3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635" style:parent-style-name="Standard" style:family="paragraph">
      <style:paragraph-properties fo:text-align="justify" fo:line-height="150%" fo:text-indent="0.4923in"/>
    </style:style>
    <style:style style:name="T63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3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3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3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4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4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4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4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4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4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4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4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4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4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5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5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5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5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5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5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5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5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5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6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6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6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6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6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6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6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6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6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6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7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7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7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7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7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7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7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7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7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7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8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8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8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8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8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8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8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8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8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8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9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9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9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9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9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9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9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9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9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9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0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0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0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0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0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0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0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0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0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0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1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1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1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1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1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1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1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1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1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1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2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2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2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2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2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2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2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2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2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2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3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3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3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3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3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3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3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3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3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3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4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4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4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4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4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4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4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4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4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4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5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5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5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5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5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5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5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5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5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6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6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6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6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6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6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6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6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6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6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7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7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7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7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7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7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7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7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7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7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8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8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8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8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8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8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8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8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8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8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9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9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9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9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9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9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9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9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9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9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0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0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0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0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0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0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0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0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0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0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1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1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1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1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1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1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1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1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1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1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2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2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2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2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2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2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2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2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2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2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3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3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3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3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3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3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3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3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3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3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4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4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4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4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4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4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4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4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4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4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5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5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5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5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5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5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5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5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5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6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6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6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6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6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6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6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6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6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6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7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7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872" style:parent-style-name="Текст" style:family="paragraph">
      <style:paragraph-properties fo:text-align="center" fo:margin-bottom="0in" fo:line-height="100%" fo:margin-left="0.25in">
        <style:tab-stops/>
      </style:paragraph-properties>
    </style:style>
    <style:style style:name="T87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8pt"/>
    </style:style>
    <style:style style:name="T87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8pt"/>
    </style:style>
    <style:style style:name="P875" style:parent-style-name="Текст" style:family="paragraph">
      <style:paragraph-properties fo:text-align="center" fo:margin-bottom="0in" fo:line-height="100%" fo:margin-left="0.25in">
        <style:tab-stops/>
      </style:paragraph-properties>
    </style:style>
    <style:style style:name="T87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8pt"/>
    </style:style>
    <style:style style:name="T877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8pt" fo:language="en" fo:country="US"/>
    </style:style>
    <style:style style:name="P878" style:parent-style-name="Текст" style:family="paragraph">
      <style:paragraph-properties fo:text-align="justify" fo:margin-bottom="0in" fo:line-height="100%" fo:margin-left="0.25in">
        <style:tab-stops/>
      </style:paragraph-properties>
    </style:style>
    <style:style style:name="T879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880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881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882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P88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84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85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8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8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8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8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9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9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9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9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94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95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9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9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9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9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90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90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90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903" style:parent-style-name="Текст" style:family="paragraph">
      <style:paragraph-properties fo:text-align="justify" fo:margin-bottom="0in" fo:line-height="100%" fo:margin-left="0.25in">
        <style:tab-stops/>
      </style:paragraph-properties>
    </style:style>
    <style:style style:name="T904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05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06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07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08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09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P91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1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1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1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14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15" style:parent-style-name="Текст" style:family="paragraph">
      <style:paragraph-properties fo:text-align="justify" fo:margin-bottom="0in" fo:line-height="100%" fo:margin-left="0.25in">
        <style:tab-stops/>
      </style:paragraph-properties>
    </style:style>
    <style:style style:name="T916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17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18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19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20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21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22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P923" style:parent-style-name="Текст" style:family="paragraph">
      <style:paragraph-properties fo:text-align="justify" fo:margin-bottom="0in" fo:line-height="100%" fo:margin-left="0.25in">
        <style:tab-stops/>
      </style:paragraph-properties>
    </style:style>
    <style:style style:name="T924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25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26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27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28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29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P930" style:parent-style-name="Текст" style:family="paragraph">
      <style:paragraph-properties fo:text-align="justify" fo:margin-bottom="0in" fo:line-height="100%" fo:margin-left="0.25in">
        <style:tab-stops/>
      </style:paragraph-properties>
    </style:style>
    <style:style style:name="T931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32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33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34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35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36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P93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3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3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4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41" style:parent-style-name="Текст" style:family="paragraph">
      <style:paragraph-properties fo:text-align="justify" fo:margin-bottom="0in" fo:line-height="100%" fo:margin-left="0.25in">
        <style:tab-stops/>
      </style:paragraph-properties>
    </style:style>
    <style:style style:name="T942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43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44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45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46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47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48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P94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5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5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5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53" style:parent-style-name="Текст" style:family="paragraph">
      <style:paragraph-properties fo:text-align="justify" fo:margin-bottom="0in" fo:line-height="100%" fo:margin-left="0.25in">
        <style:tab-stops/>
      </style:paragraph-properties>
    </style:style>
    <style:style style:name="T954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55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56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57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58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59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P96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6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62" style:parent-style-name="Текст" style:family="paragraph">
      <style:paragraph-properties fo:text-align="justify" fo:margin-bottom="0in" fo:line-height="100%" fo:margin-left="0.25in">
        <style:tab-stops/>
      </style:paragraph-properties>
    </style:style>
    <style:style style:name="T963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64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65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66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67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68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69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70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P971" style:parent-style-name="Текст" style:family="paragraph">
      <style:paragraph-properties fo:text-align="justify" fo:margin-bottom="0in" fo:line-height="100%" fo:margin-left="0.25in">
        <style:tab-stops/>
      </style:paragraph-properties>
    </style:style>
    <style:style style:name="T972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73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74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75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76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77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P978" style:parent-style-name="Текст" style:family="paragraph">
      <style:paragraph-properties fo:text-align="justify" fo:margin-bottom="0in" fo:line-height="100%" fo:margin-left="0.25in">
        <style:tab-stops/>
      </style:paragraph-properties>
    </style:style>
    <style:style style:name="T979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80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81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82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83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84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85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86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P98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88" style:parent-style-name="Текст" style:family="paragraph">
      <style:paragraph-properties fo:text-align="justify" fo:margin-bottom="0in" fo:line-height="100%" fo:margin-left="0.25in">
        <style:tab-stops/>
      </style:paragraph-properties>
    </style:style>
    <style:style style:name="T989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90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91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92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93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94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95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P99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97" style:parent-style-name="Текст" style:family="paragraph">
      <style:paragraph-properties fo:text-align="justify" fo:margin-bottom="0in" fo:line-height="100%" fo:margin-left="0.25in">
        <style:tab-stops/>
      </style:paragraph-properties>
    </style:style>
    <style:style style:name="T998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99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000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001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002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003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004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005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006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007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008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P100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1010" style:parent-style-name="Текст" style:family="paragraph">
      <style:paragraph-properties fo:text-align="justify" fo:margin-bottom="0in" fo:line-height="100%" fo:margin-left="0.25in">
        <style:tab-stops/>
      </style:paragraph-properties>
    </style:style>
    <style:style style:name="T1011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012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013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014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015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016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017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018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019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020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021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022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P102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1024" style:parent-style-name="Текст" style:family="paragraph">
      <style:paragraph-properties fo:text-align="justify" fo:margin-bottom="0in" fo:line-height="100%" fo:margin-left="0.25in">
        <style:tab-stops/>
      </style:paragraph-properties>
    </style:style>
    <style:style style:name="T1025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026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027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P102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2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3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3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3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3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34" style:parent-style-name="Текст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8pt" fo:language="en" fo:country="US"/>
    </style:style>
    <style:style style:name="P1035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3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3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3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3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4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4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4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4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44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45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4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4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4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4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5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5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5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5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54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55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5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5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5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5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6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6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6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6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64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65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6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67" style:parent-style-name="Текст" style:family="paragraph">
      <style:paragraph-properties fo:break-before="page"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6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6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7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7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7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7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74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75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7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7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7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7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8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8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8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8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84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85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8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8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8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8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9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9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9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9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94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95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9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9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9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9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0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0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0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0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04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05" style:parent-style-name="Текст" style:family="paragraph">
      <style:paragraph-properties fo:text-align="justify" fo:margin-bottom="0in" fo:line-height="100%" fo:margin-left="0.25in">
        <style:tab-stops/>
      </style:paragraph-properties>
    </style:style>
    <style:style style:name="T1106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107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108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109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P111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11" style:parent-style-name="Текст" style:family="paragraph">
      <style:paragraph-properties fo:break-before="page"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1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1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14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15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1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1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1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1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2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2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2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2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24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25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2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2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2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2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3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3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3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3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34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35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3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3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3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3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4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4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4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4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44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45" style:parent-style-name="Текст" style:family="paragraph">
      <style:paragraph-properties fo:text-align="justify" fo:margin-bottom="0in" fo:line-height="100%" fo:margin-left="0.25in">
        <style:tab-stops/>
      </style:paragraph-properties>
    </style:style>
    <style:style style:name="T1146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147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148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149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P115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5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5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5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54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55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5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5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5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5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6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6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6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6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64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65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6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6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6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6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7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7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7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73" style:parent-style-name="Текст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8pt" fo:language="en" fo:country="US"/>
    </style:style>
    <style:style style:name="P1174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75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7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7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7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7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8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8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8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8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84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85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8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87" style:parent-style-name="Текст" style:family="paragraph">
      <style:paragraph-properties fo:text-align="justify" fo:margin-bottom="0in" fo:line-height="100%" fo:margin-left="0.25in">
        <style:tab-stops/>
      </style:paragraph-properties>
    </style:style>
    <style:style style:name="T1188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189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190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191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192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P1193" style:parent-style-name="Текст" style:family="paragraph">
      <style:paragraph-properties fo:text-align="justify" fo:margin-bottom="0in" fo:line-height="100%" fo:margin-left="0.25in">
        <style:tab-stops/>
      </style:paragraph-properties>
    </style:style>
    <style:style style:name="T1194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195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196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197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198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P119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0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0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0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0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04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05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0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0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0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0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1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1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1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1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14" style:parent-style-name="Текст" style:family="paragraph">
      <style:paragraph-properties fo:break-before="page"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15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1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1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1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1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2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2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2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2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24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25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2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2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2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2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3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3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3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3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34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35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3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3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3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3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4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4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4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4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44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45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4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4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4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4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5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5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52" style:parent-style-name="Текст" style:family="paragraph">
      <style:paragraph-properties fo:text-align="justify" fo:margin-bottom="0in" fo:line-height="100%" fo:margin-left="0.25in">
        <style:tab-stops/>
      </style:paragraph-properties>
    </style:style>
    <style:style style:name="T1253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</office:automatic-styles>
  <office:body>
    <office:text text:use-soft-page-breaks="true">
      <text:p text:style-name="P1">МИНОБРНАУКИ РОССИИ</text:p>
      <text:p text:style-name="P2">Санкт-Петербургский государственный</text:p>
      <text:p text:style-name="P3">электротехнический университет</text:p>
      <text:p text:style-name="P4">«ЛЭТИ» им. В.И. Ульянова (Ленина)</text:p>
      <text:p text:style-name="P5">Кафедра МО ЭВМ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4">отчет</text:span></text:p>
      <text:p text:style-name="P15"><text:span text:style-name="T16">по лабораторной работе №1</text:span></text:p>
      <text:p text:style-name="P17"><text:span text:style-name="T18">по<text:s/></text:span><text:span text:style-name="T19">дисциплине «Организация ЭВМ и систем»</text:span></text:p>
      <text:p text:style-name="P20"><text:span text:style-name="T21">Тема: Трансляции, отладка и выполнение программ на языке Ассемблера.</text:span></text:p>
      <text:p text:style-name="P22"/>
      <text:p text:style-name="P23"/>
      <text:p text:style-name="P24"/>
      <text:p text:style-name="P25"/>
      <text:p text:style-name="P26"/>
      <text:p text:style-name="P27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<text:span text:style-name="T35">Студент гр. 1381</text:span></text:p>
          </table:table-cell>
          <table:table-cell table:style-name="TableCell36">
            <text:p text:style-name="P37"/>
          </table:table-cell>
          <table:table-cell table:style-name="TableCell38">
            <text:p text:style-name="P39"><text:span text:style-name="T40">Дудко М.А.</text:span></text:p>
          </table:table-cell>
        </table:table-row>
        <table:table-row table:style-name="TableRow41">
          <table:table-cell table:style-name="TableCell42">
            <text:p text:style-name="P43">Преподаватель</text:p>
          </table:table-cell>
          <table:table-cell table:style-name="TableCell44">
            <text:p text:style-name="P45"/>
          </table:table-cell>
          <table:table-cell table:style-name="TableCell46">
            <text:p text:style-name="P47">Ефремов М.А.</text:p>
          </table:table-cell>
        </table:table-row>
      </table:table>
      <text:p text:style-name="P48"/>
      <text:p text:style-name="P49"/>
      <text:p text:style-name="P50">Санкт-Петербург</text:p>
      <text:p text:style-name="P51">2022</text:p>
      <text:p text:style-name="P52"/>
      <text:h text:style-name="P53" text:outline-level="2">Цель работы.</text:h>
      <text:p text:style-name="P54">Изучить основные принципы трансляции, отладки и<text:s/>выполнения программ на языке Ассемблера.</text:p>
      <text:p text:style-name="P55">Задание.</text:p>
      <text:p text:style-name="P56"><text:span text:style-name="T57">Лабораторная работа 1 использует 2 готовых программы на ассемблере: hello1 – составлена с использованием сокращенного описания сегментов и hello2 – составлена с полным описанием сегментов и выводом строки,</text:span><text:span text:style-name="T58"><text:s/>оформленным как процедура. Выполнение работы состоит из двух частей, по каждой из которых необходимо представить протокол с фиксацией всех выполняемых действий и полученных результатов, и подписать его у преподавателя.</text:span></text:p>
      <text:h text:style-name="P59" text:outline-level="2"/>
      <text:h text:style-name="P60" text:outline-level="2">Ход работы.</text:h>
      <text:h text:style-name="P61" text:outline-level="2">1. Просмотрена<text:s/>программа hello1.asm, которая формирует и выводит на экран приветствие пользователя с помощью функции ОС MSDOS, вызываемой через прерывание с номером 21H.</text:h>
      <text:h text:style-name="P62" text:outline-level="2"><text:s/>2. Разобраться в структуре и реализации каждого сегмента программы. Непонятные фрагменты прояснить у<text:s/>преподавателя. Строку-приветствие преобразовать в соответствии со своими личными данными.</text:h>
      <text:h text:style-name="P63" text:outline-level="2">3. Загружен файл hello1.asm из каталога Задания в каталог Masm.</text:h>
      <text:h text:style-name="P64" text:outline-level="2">4. Протранслирована программа с помощью строки &gt; masm hello1.asm c созданием объектного файла и файла<text:s/>диагностических сообщений (файла листинга).</text:h>
      <text:h text:style-name="P65" text:outline-level="2">5. Скомпонован загрузочный модуль с помощью строки &gt; link hello1.obj с созданием карты памяти и исполняемого файла hello1.exe.</text:h>
      <text:h text:style-name="P66" text:outline-level="2">6. Выполнена программа в автоматическом режиме путем набора строки</text:h>
      <text:h text:style-name="P67" text:outline-level="2">&gt; hello1.exe</text:h>
      <text:h text:style-name="P68" text:outline-level="2">7. Запущено выполнение программы под управлением отладчика с помощью команды</text:h>
      <text:soft-page-break/>
      <text:h text:style-name="P69" text:outline-level="2"><text:span text:style-name="T70">&gt; afd</text:span><text:span text:style-name="T71">pro</text:span><text:span text:style-name="T72"><text:s/>hello1.ex</text:span></text:h>
      <text:h text:style-name="P73" text:outline-level="2">hello1.asm</text:h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  <table:table-column table:style-name="TableColumn78"/>
          <table:table-column table:style-name="TableColumn79"/>
        </table:table-columns>
        <table:table-row table:style-name="TableRow80">
          <table:table-cell table:style-name="TableCell81" table:number-rows-spanned="2">
            <text:p text:style-name="P82">Адрес</text:p>
            <text:p text:style-name="P83">команды</text:p>
          </table:table-cell>
          <table:table-cell table:style-name="TableCell84" table:number-rows-spanned="2">
            <text:p text:style-name="P85">Символический код команды</text:p>
          </table:table-cell>
          <table:table-cell table:style-name="TableCell86" table:number-rows-spanned="2">
            <text:p text:style-name="P87">16-ричный код команды</text:p>
          </table:table-cell>
          <table:table-cell table:style-name="TableCell88" table:number-columns-spanned="2">
            <text:p text:style-name="P89">Изменяемые данные</text:p>
          </table:table-cell>
          <table:covered-table-cell/>
        </table:table-row>
        <table:table-row table:style-name="TableRow90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91">
            <text:p text:style-name="P92">до</text:p>
          </table:table-cell>
          <table:table-cell table:style-name="TableCell93">
            <text:p text:style-name="P94">после</text:p>
          </table:table-cell>
        </table:table-row>
        <table:table-row table:style-name="TableRow95">
          <table:table-cell table:style-name="TableCell96">
            <text:p text:style-name="P97">0010</text:p>
          </table:table-cell>
          <table:table-cell table:style-name="TableCell98">
            <text:p text:style-name="P99">MOV AX, 1A07</text:p>
          </table:table-cell>
          <table:table-cell table:style-name="TableCell100">
            <text:p text:style-name="P101">B8071A</text:p>
            <text:p text:style-name="TableContents"/>
          </table:table-cell>
          <table:table-cell table:style-name="TableCell102">
            <text:p text:style-name="TableContents"><text:span text:style-name="T103">AX =<text:s/></text:span>00<text:span text:style-name="T104">00</text:span></text:p>
            <text:p text:style-name="TableContents"><text:span text:style-name="T105">IP = 0010</text:span></text:p>
          </table:table-cell>
          <table:table-cell table:style-name="TableCell106">
            <text:p text:style-name="P107">AX = 1A07</text:p>
            <text:p text:style-name="TableContents"><text:span text:style-name="T108">IP<text:s/></text:span><text:span text:style-name="T109">= 00</text:span>13</text:p>
          </table:table-cell>
        </table:table-row>
        <table:table-row table:style-name="TableRow110">
          <table:table-cell table:style-name="TableCell111">
            <text:p text:style-name="P112">0013</text:p>
          </table:table-cell>
          <table:table-cell table:style-name="TableCell113">
            <text:p text:style-name="P114">MOV DS, AX</text:p>
          </table:table-cell>
          <table:table-cell table:style-name="TableCell115">
            <text:p text:style-name="P116">8ED8</text:p>
          </table:table-cell>
          <table:table-cell table:style-name="TableCell117">
            <text:p text:style-name="TableContents"><text:span text:style-name="T118">DS =<text:s/></text:span>19<text:span text:style-name="T119">F5</text:span></text:p>
            <text:p text:style-name="TableContents"><text:span text:style-name="T120">IP = 00</text:span>13</text:p>
            <text:p text:style-name="P121">AX = 1A07</text:p>
          </table:table-cell>
          <table:table-cell table:style-name="TableCell122">
            <text:p text:style-name="P123">DS = 1A07</text:p>
            <text:p text:style-name="TableContents"><text:span text:style-name="T124">IP = 00</text:span>15</text:p>
            <text:p text:style-name="P125">AX = 1A07</text:p>
          </table:table-cell>
        </table:table-row>
        <table:table-row table:style-name="TableRow126">
          <table:table-cell table:style-name="TableCell127">
            <text:p text:style-name="P128">0015</text:p>
          </table:table-cell>
          <table:table-cell table:style-name="TableCell129">
            <text:p text:style-name="P130">MOV DX, 0000</text:p>
          </table:table-cell>
          <table:table-cell table:style-name="TableCell131">
            <text:p text:style-name="P132">BA0000</text:p>
          </table:table-cell>
          <table:table-cell table:style-name="TableCell133">
            <text:p text:style-name="TableContents"><text:span text:style-name="T134">IP = 00</text:span>15</text:p>
            <text:p text:style-name="P135">DX = 0000</text:p>
          </table:table-cell>
          <table:table-cell table:style-name="TableCell136">
            <text:p text:style-name="TableContents"><text:span text:style-name="T137">IP = 00</text:span>1<text:span text:style-name="T138">8</text:span></text:p>
            <text:p text:style-name="TableContents"><text:span text:style-name="T139">DX = 0000</text:span></text:p>
          </table:table-cell>
        </table:table-row>
        <table:table-row table:style-name="TableRow140">
          <table:table-cell table:style-name="TableCell141">
            <text:p text:style-name="P142">0018</text:p>
          </table:table-cell>
          <table:table-cell table:style-name="TableCell143">
            <text:p text:style-name="P144">MOV AH, 09</text:p>
          </table:table-cell>
          <table:table-cell table:style-name="TableCell145">
            <text:p text:style-name="P146">B409</text:p>
          </table:table-cell>
          <table:table-cell table:style-name="TableCell147">
            <text:p text:style-name="P148">AX = 1A07</text:p>
            <text:p text:style-name="TableContents"><text:span text:style-name="T149">IP = 00</text:span>1<text:span text:style-name="T150">8</text:span></text:p>
          </table:table-cell>
          <table:table-cell table:style-name="TableCell151">
            <text:p text:style-name="P152">AX = 0907</text:p>
            <text:p text:style-name="TableContents"><text:span text:style-name="T153">IP = 00</text:span>1<text:span text:style-name="T154">A</text:span></text:p>
          </table:table-cell>
        </table:table-row>
        <table:table-row table:style-name="TableRow155">
          <table:table-cell table:style-name="TableCell156">
            <text:p text:style-name="P157">001A</text:p>
          </table:table-cell>
          <table:table-cell table:style-name="TableCell158">
            <text:p text:style-name="P159">INT 21</text:p>
          </table:table-cell>
          <table:table-cell table:style-name="TableCell160">
            <text:p text:style-name="P161">CD21</text:p>
          </table:table-cell>
          <table:table-cell table:style-name="TableCell162">
            <text:p text:style-name="P163"/>
            <text:p text:style-name="TableContents"><text:span text:style-name="T164">IP = 00</text:span>1<text:span text:style-name="T165">A</text:span></text:p>
          </table:table-cell>
          <table:table-cell table:style-name="TableCell166">
            <text:p text:style-name="P167">F000</text:p>
            <text:p text:style-name="P168">IP =<text:s/>001C</text:p>
          </table:table-cell>
        </table:table-row>
        <table:table-row table:style-name="TableRow169">
          <table:table-cell table:style-name="TableCell170">
            <text:p text:style-name="P171">001C</text:p>
          </table:table-cell>
          <table:table-cell table:style-name="TableCell172">
            <text:p text:style-name="P173">MOV AH, 4C</text:p>
          </table:table-cell>
          <table:table-cell table:style-name="TableCell174">
            <text:p text:style-name="P175">B44C</text:p>
          </table:table-cell>
          <table:table-cell table:style-name="TableCell176">
            <text:p text:style-name="P177">AX = 0907</text:p>
            <text:p text:style-name="P178">IP = 001C</text:p>
          </table:table-cell>
          <table:table-cell table:style-name="TableCell179">
            <text:p text:style-name="P180">AX = 4C07</text:p>
            <text:p text:style-name="P181">IP = 001E</text:p>
          </table:table-cell>
        </table:table-row>
        <table:table-row table:style-name="TableRow182">
          <table:table-cell table:style-name="TableCell183">
            <text:p text:style-name="P184">001E</text:p>
          </table:table-cell>
          <table:table-cell table:style-name="TableCell185">
            <text:p text:style-name="P186">INT 21</text:p>
          </table:table-cell>
          <table:table-cell table:style-name="TableCell187">
            <text:p text:style-name="P188">CD21</text:p>
          </table:table-cell>
          <table:table-cell table:style-name="TableCell189">
            <text:p text:style-name="P190">AX = 4C07</text:p>
            <text:p text:style-name="P191">DS = 1A07</text:p>
            <text:p text:style-name="P192">IP = 001E</text:p>
          </table:table-cell>
          <table:table-cell table:style-name="TableCell193">
            <text:p text:style-name="P194">AX = 0000</text:p>
            <text:p text:style-name="P195">DS = 19F5</text:p>
            <text:p text:style-name="P196">IP = 0010</text:p>
          </table:table-cell>
        </table:table-row>
      </table:table>
      <text:h text:style-name="P197" text:outline-level="2"/>
      <text:h text:style-name="P198" text:outline-level="2"/>
      <text:h text:style-name="P199" text:outline-level="2">hello2.asm</text:h>
      <table:table table:style-name="Table200">
        <table:table-columns>
          <table:table-column table:style-name="TableColumn201"/>
          <table:table-column table:style-name="TableColumn202"/>
          <table:table-column table:style-name="TableColumn203"/>
          <table:table-column table:style-name="TableColumn204"/>
          <table:table-column table:style-name="TableColumn205"/>
        </table:table-columns>
        <table:table-row table:style-name="TableRow206">
          <table:table-cell table:style-name="TableCell207" table:number-rows-spanned="2">
            <text:p text:style-name="P208">Адрес команды</text:p>
          </table:table-cell>
          <table:table-cell table:style-name="TableCell209" table:number-rows-spanned="2">
            <text:p text:style-name="P210">Символический код команды</text:p>
          </table:table-cell>
          <table:table-cell table:style-name="TableCell211" table:number-rows-spanned="2">
            <text:p text:style-name="P212">16-ричный код команды</text:p>
          </table:table-cell>
          <table:table-cell table:style-name="TableCell213" table:number-columns-spanned="2">
            <text:p text:style-name="P214">Изменяемые данные</text:p>
          </table:table-cell>
          <table:covered-table-cell/>
        </table:table-row>
        <table:table-row table:style-name="TableRow215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216">
            <text:p text:style-name="P217">до</text:p>
          </table:table-cell>
          <table:table-cell table:style-name="TableCell218">
            <text:p text:style-name="P219">после</text:p>
          </table:table-cell>
        </table:table-row>
        <table:table-row table:style-name="TableRow220">
          <table:table-cell table:style-name="TableCell221">
            <text:p text:style-name="P222">0005</text:p>
          </table:table-cell>
          <table:table-cell table:style-name="TableCell223">
            <text:p text:style-name="TableContents">PUSH DS</text:p>
          </table:table-cell>
          <table:table-cell table:style-name="TableCell224">
            <text:p text:style-name="P225">1E</text:p>
          </table:table-cell>
          <table:table-cell table:style-name="TableCell226">
            <text:p text:style-name="P227">SP = 0018</text:p>
            <text:p text:style-name="P228">IP = 0005</text:p>
            <text:p text:style-name="P229">DS = 19F5</text:p>
            <text:p text:style-name="P230">STACK(+0) = 0000</text:p>
          </table:table-cell>
          <table:table-cell table:style-name="TableCell231">
            <text:p text:style-name="P232">SP = 0016</text:p>
            <text:p text:style-name="P233">IP = 0006</text:p>
            <text:p text:style-name="P234">DS = 19F5</text:p>
            <text:p text:style-name="P235">STACK(+0) =19F5</text:p>
          </table:table-cell>
        </table:table-row>
        <table:table-row table:style-name="TableRow236">
          <table:table-cell table:style-name="TableCell237">
            <text:p text:style-name="P238">0006</text:p>
          </table:table-cell>
          <table:table-cell table:style-name="TableCell239">
            <text:p text:style-name="TableContents">SUB AX,AX</text:p>
          </table:table-cell>
          <table:table-cell table:style-name="TableCell240">
            <text:p text:style-name="P241">2BC0</text:p>
          </table:table-cell>
          <table:table-cell table:style-name="TableCell242">
            <text:p text:style-name="TableContents"><text:span text:style-name="T243">IP =<text:s/></text:span>0006</text:p>
          </table:table-cell>
          <table:table-cell table:style-name="TableCell244">
            <text:p text:style-name="TableContents"><text:span text:style-name="T245">IP =<text:s/></text:span>0008</text:p>
          </table:table-cell>
        </table:table-row>
        <table:table-row table:style-name="TableRow246">
          <table:table-cell table:style-name="TableCell247">
            <text:p text:style-name="P248">0008</text:p>
          </table:table-cell>
          <table:table-cell table:style-name="TableCell249">
            <text:p text:style-name="TableContents">PUSH AX</text:p>
          </table:table-cell>
          <table:table-cell table:style-name="TableCell250">
            <text:p text:style-name="P251">50</text:p>
          </table:table-cell>
          <table:table-cell table:style-name="TableCell252">
            <text:p text:style-name="P253">SP = 0016</text:p>
            <text:p text:style-name="P254">IP = 0008</text:p>
            <text:p text:style-name="P255">AX = 0000</text:p>
            <text:p text:style-name="P256">STACK(+0) = 19F5</text:p>
            <text:p text:style-name="P257">STACK(+2) = 0000</text:p>
          </table:table-cell>
          <table:table-cell table:style-name="TableCell258">
            <text:p text:style-name="P259">SP = 0014</text:p>
            <text:p text:style-name="P260">IP = 0009</text:p>
            <text:p text:style-name="P261">AX =<text:s/>0000</text:p>
            <text:p text:style-name="P262">STACK(+0) = 0000</text:p>
            <text:p text:style-name="P263">STACK(+2) = 19F5</text:p>
          </table:table-cell>
        </table:table-row>
        <table:table-row table:style-name="TableRow264">
          <table:table-cell table:style-name="TableCell265">
            <text:p text:style-name="P266">0009</text:p>
          </table:table-cell>
          <table:table-cell table:style-name="TableCell267">
            <text:p text:style-name="TableContents">MOV AX,<text:span text:style-name="T268">1A07</text:span></text:p>
          </table:table-cell>
          <table:table-cell table:style-name="TableCell269">
            <text:p text:style-name="P270">B8071A</text:p>
          </table:table-cell>
          <table:table-cell table:style-name="TableCell271">
            <text:p text:style-name="TableContents"><text:span text:style-name="T272">IP =<text:s/></text:span>0009</text:p>
            <text:p text:style-name="TableContents"><text:span text:style-name="T273">AX =<text:s/></text:span>0000</text:p>
          </table:table-cell>
          <table:table-cell table:style-name="TableCell274">
            <text:p text:style-name="TableContents"><text:span text:style-name="T275">IP =<text:s/></text:span>000C</text:p>
            <text:p text:style-name="P276">AX = 1A07</text:p>
          </table:table-cell>
        </table:table-row>
        <table:table-row table:style-name="TableRow277">
          <table:table-cell table:style-name="TableCell278">
            <text:p text:style-name="P279">000C</text:p>
          </table:table-cell>
          <table:table-cell table:style-name="TableCell280">
            <text:p text:style-name="TableContents">MOV DS,AX</text:p>
          </table:table-cell>
          <table:table-cell table:style-name="TableCell281">
            <text:p text:style-name="P282">8ED8</text:p>
          </table:table-cell>
          <table:table-cell table:style-name="TableCell283">
            <text:p text:style-name="P284">DS = 19F5</text:p>
            <text:p text:style-name="TableContents"><text:span text:style-name="T285">IP =<text:s/></text:span>000C</text:p>
            <text:p text:style-name="P286">AX = 1A07</text:p>
          </table:table-cell>
          <table:table-cell table:style-name="TableCell287">
            <text:p text:style-name="P288">DS = 1A07</text:p>
            <text:p text:style-name="TableContents"><text:span text:style-name="T289">IP =<text:s/></text:span>000Е</text:p>
            <text:p text:style-name="TableContents"><text:span text:style-name="T290">AX = 1A07</text:span></text:p>
          </table:table-cell>
        </table:table-row>
        <table:table-row table:style-name="TableRow291">
          <table:table-cell table:style-name="TableCell292">
            <text:p text:style-name="P293">000E</text:p>
          </table:table-cell>
          <table:table-cell table:style-name="TableCell294">
            <text:p text:style-name="TableContents">MOV DX,0000</text:p>
          </table:table-cell>
          <table:table-cell table:style-name="TableCell295">
            <text:p text:style-name="P296">BA0000</text:p>
          </table:table-cell>
          <table:table-cell table:style-name="TableCell297">
            <text:p text:style-name="TableContents"><text:span text:style-name="T298">IP =<text:s/></text:span>000Е</text:p>
            <text:p text:style-name="P299">DX = 0000</text:p>
          </table:table-cell>
          <table:table-cell table:style-name="TableCell300">
            <text:p text:style-name="TableContents"><text:span text:style-name="T301">IP =<text:s/></text:span>0011</text:p>
            <text:p text:style-name="P302">DX = 0000</text:p>
          </table:table-cell>
        </table:table-row>
        <text:soft-page-break/>
        <table:table-row table:style-name="TableRow303">
          <table:table-cell table:style-name="TableCell304">
            <text:p text:style-name="P305">0011</text:p>
          </table:table-cell>
          <table:table-cell table:style-name="TableCell306">
            <text:p text:style-name="TableContents">CALL 0000</text:p>
          </table:table-cell>
          <table:table-cell table:style-name="TableCell307">
            <text:p text:style-name="P308">E9ECFF</text:p>
          </table:table-cell>
          <table:table-cell table:style-name="TableCell309">
            <text:p text:style-name="P310">SP = 0014</text:p>
            <text:p text:style-name="P311">IP = 0011</text:p>
            <text:p text:style-name="P312">STACK(+0) = 0000</text:p>
            <text:p text:style-name="P313">STACK(+2) = 19F5</text:p>
            <text:p text:style-name="P314">STACK (+4) = 0000</text:p>
          </table:table-cell>
          <table:table-cell table:style-name="TableCell315">
            <text:p text:style-name="P316">SP = 0012</text:p>
            <text:p text:style-name="P317">IP = 0000</text:p>
            <text:p text:style-name="P318">STACK(+0) = 0014</text:p>
            <text:p text:style-name="P319">STACK(+2) = 0000</text:p>
            <text:p text:style-name="P320">STACK (+4) = 19F5</text:p>
          </table:table-cell>
        </table:table-row>
        <table:table-row table:style-name="TableRow321">
          <table:table-cell table:style-name="TableCell322">
            <text:p text:style-name="P323">0000</text:p>
          </table:table-cell>
          <table:table-cell table:style-name="TableCell324">
            <text:p text:style-name="TableContents">MOV<text:s/><text:span text:style-name="T325">AH, 09</text:span></text:p>
          </table:table-cell>
          <table:table-cell table:style-name="TableCell326">
            <text:p text:style-name="P327">B409</text:p>
          </table:table-cell>
          <table:table-cell table:style-name="TableCell328">
            <text:p text:style-name="TableContents"><text:span text:style-name="T329">AX = 1A07</text:span></text:p>
            <text:p text:style-name="TableContents"><text:span text:style-name="T330">IP =<text:s/></text:span>00<text:span text:style-name="T331">00</text:span></text:p>
          </table:table-cell>
          <table:table-cell table:style-name="TableCell332">
            <text:p text:style-name="P333">AX = 0907</text:p>
            <text:p text:style-name="TableContents"><text:span text:style-name="T334">IP =<text:s/></text:span>0<text:span text:style-name="T335">002</text:span></text:p>
          </table:table-cell>
        </table:table-row>
        <table:table-row table:style-name="TableRow336">
          <table:table-cell table:style-name="TableCell337">
            <text:p text:style-name="P338">0002</text:p>
          </table:table-cell>
          <table:table-cell table:style-name="TableCell339">
            <text:p text:style-name="P340">INT 21</text:p>
          </table:table-cell>
          <table:table-cell table:style-name="TableCell341">
            <text:p text:style-name="P342">CD21</text:p>
          </table:table-cell>
          <table:table-cell table:style-name="TableCell343">
            <text:p text:style-name="P344">IP = 0002</text:p>
          </table:table-cell>
          <table:table-cell table:style-name="TableCell345">
            <text:p text:style-name="P346">IP =<text:s/>0004</text:p>
          </table:table-cell>
        </table:table-row>
        <table:table-row table:style-name="TableRow347">
          <table:table-cell table:style-name="TableCell348">
            <text:p text:style-name="P349">0004</text:p>
          </table:table-cell>
          <table:table-cell table:style-name="TableCell350">
            <text:p text:style-name="TableContents">RET</text:p>
          </table:table-cell>
          <table:table-cell table:style-name="TableCell351">
            <text:p text:style-name="P352">C3</text:p>
          </table:table-cell>
          <table:table-cell table:style-name="TableCell353">
            <text:p text:style-name="P354">SP = 0012</text:p>
            <text:p text:style-name="P355">IP = 0004</text:p>
            <text:p text:style-name="P356">STACK(+0) = 0014</text:p>
            <text:p text:style-name="P357">STACK(+2) = 0000</text:p>
            <text:p text:style-name="P358">STACK(+4) = 19F5</text:p>
          </table:table-cell>
          <table:table-cell table:style-name="TableCell359">
            <text:p text:style-name="P360">SP = 0014</text:p>
            <text:p text:style-name="P361">IP = 0014</text:p>
            <text:p text:style-name="P362">STACK(+0) = 0000</text:p>
            <text:p text:style-name="P363">STACK(+2) = 19F5</text:p>
            <text:p text:style-name="P364">STACK(+4) = 0000</text:p>
          </table:table-cell>
        </table:table-row>
        <table:table-row table:style-name="TableRow365">
          <table:table-cell table:style-name="TableCell366">
            <text:p text:style-name="P367">0014</text:p>
          </table:table-cell>
          <table:table-cell table:style-name="TableCell368">
            <text:p text:style-name="P369">MOV DX, 0010</text:p>
          </table:table-cell>
          <table:table-cell table:style-name="TableCell370">
            <text:p text:style-name="P371">BA1000</text:p>
            <text:p text:style-name="P372"/>
          </table:table-cell>
          <table:table-cell table:style-name="TableCell373">
            <text:p text:style-name="TableContents"><text:span text:style-name="T374">DX = 0000</text:span></text:p>
            <text:p text:style-name="TableContents"><text:span text:style-name="T375">IP =<text:s/></text:span>00<text:span text:style-name="T376">14</text:span></text:p>
          </table:table-cell>
          <table:table-cell table:style-name="TableCell377">
            <text:p text:style-name="TableContents"><text:span text:style-name="T378">DX = 0010</text:span></text:p>
            <text:p text:style-name="TableContents"><text:span text:style-name="T379">IP =<text:s/></text:span>00<text:span text:style-name="T380">17</text:span></text:p>
          </table:table-cell>
        </table:table-row>
        <table:table-row table:style-name="TableRow381">
          <table:table-cell table:style-name="TableCell382">
            <text:p text:style-name="P383">0017</text:p>
          </table:table-cell>
          <table:table-cell table:style-name="TableCell384">
            <text:p text:style-name="P385">CALL 0000</text:p>
          </table:table-cell>
          <table:table-cell table:style-name="TableCell386">
            <text:p text:style-name="P387">3836FF</text:p>
          </table:table-cell>
          <table:table-cell table:style-name="TableCell388">
            <text:p text:style-name="P389">IP =<text:s/>0017</text:p>
            <text:p text:style-name="P390">SP = 0014</text:p>
            <text:p text:style-name="P391">STACK(+0) = 0000</text:p>
            <text:p text:style-name="P392">STACK(+2) = 19F5</text:p>
            <text:p text:style-name="P393">STACK (+4) = 0000</text:p>
          </table:table-cell>
          <table:table-cell table:style-name="TableCell394">
            <text:p text:style-name="P395">IP = 0000</text:p>
            <text:p text:style-name="P396">SP = 0012</text:p>
            <text:p text:style-name="P397">STACK(+0) = 001A</text:p>
            <text:p text:style-name="P398">STACK(+2) = 0000</text:p>
            <text:p text:style-name="P399">STACK (+4) = 19F5</text:p>
          </table:table-cell>
        </table:table-row>
        <table:table-row table:style-name="TableRow400">
          <table:table-cell table:style-name="TableCell401">
            <text:p text:style-name="P402">0000</text:p>
          </table:table-cell>
          <table:table-cell table:style-name="TableCell403">
            <text:p text:style-name="P404">MOV AH, 09</text:p>
          </table:table-cell>
          <table:table-cell table:style-name="TableCell405">
            <text:p text:style-name="P406">B409</text:p>
          </table:table-cell>
          <table:table-cell table:style-name="TableCell407">
            <text:p text:style-name="P408">IP = 0000</text:p>
          </table:table-cell>
          <table:table-cell table:style-name="TableCell409">
            <text:p text:style-name="P410">IP = 0002</text:p>
          </table:table-cell>
        </table:table-row>
        <table:table-row table:style-name="TableRow411">
          <table:table-cell table:style-name="TableCell412">
            <text:p text:style-name="P413">0002</text:p>
          </table:table-cell>
          <table:table-cell table:style-name="TableCell414">
            <text:p text:style-name="P415">INT 21</text:p>
          </table:table-cell>
          <table:table-cell table:style-name="TableCell416">
            <text:p text:style-name="P417">CD21</text:p>
          </table:table-cell>
          <table:table-cell table:style-name="TableCell418">
            <text:p text:style-name="P419">IP = 0002</text:p>
          </table:table-cell>
          <table:table-cell table:style-name="TableCell420">
            <text:p text:style-name="P421">IP = 0004</text:p>
          </table:table-cell>
        </table:table-row>
        <table:table-row table:style-name="TableRow422">
          <table:table-cell table:style-name="TableCell423">
            <text:p text:style-name="P424">0004</text:p>
          </table:table-cell>
          <table:table-cell table:style-name="TableCell425">
            <text:p text:style-name="P426">RET</text:p>
          </table:table-cell>
          <table:table-cell table:style-name="TableCell427">
            <text:p text:style-name="P428">C3</text:p>
          </table:table-cell>
          <table:table-cell table:style-name="TableCell429">
            <text:p text:style-name="P430">SP = 0012</text:p>
            <text:p text:style-name="P431">IP = 0004</text:p>
            <text:p text:style-name="P432">STACK(+0) = 001A</text:p>
            <text:p text:style-name="P433">STACK(+2) = 0000</text:p>
            <text:p text:style-name="P434">STACK (+4) = 19F5</text:p>
          </table:table-cell>
          <table:table-cell table:style-name="TableCell435">
            <text:p text:style-name="P436">SP = 0014</text:p>
            <text:p text:style-name="P437">IP = 001A</text:p>
            <text:p text:style-name="P438">STACK(+0) = 0000</text:p>
            <text:p text:style-name="P439">STACK(+2) = 19F5</text:p>
            <text:p text:style-name="P440">STACK (+4) = 0000</text:p>
          </table:table-cell>
        </table:table-row>
        <table:table-row table:style-name="TableRow441">
          <table:table-cell table:style-name="TableCell442">
            <text:p text:style-name="P443">001A</text:p>
          </table:table-cell>
          <table:table-cell table:style-name="TableCell444">
            <text:p text:style-name="P445">RET FAR</text:p>
          </table:table-cell>
          <table:table-cell table:style-name="TableCell446">
            <text:p text:style-name="P447">CB</text:p>
          </table:table-cell>
          <table:table-cell table:style-name="TableCell448">
            <text:p text:style-name="P449">CS = 1A0A</text:p>
            <text:p text:style-name="P450">SP = 0014</text:p>
            <text:p text:style-name="P451">IP = 001A</text:p>
            <text:p text:style-name="P452">STACK (0) = 0000</text:p>
            <text:p text:style-name="P453">STACK(+2) = 19F5</text:p>
            <text:p text:style-name="P454">STACK (+4) = 0000</text:p>
          </table:table-cell>
          <table:table-cell table:style-name="TableCell455">
            <text:p text:style-name="P456">CS = 19F5</text:p>
            <text:p text:style-name="P457">SP = 0018</text:p>
            <text:p text:style-name="P458">IP = 0000</text:p>
            <text:p text:style-name="P459">STACK (0) = 0000</text:p>
            <text:p text:style-name="P460">STACK(+2) = 0000</text:p>
            <text:p text:style-name="P461">STACK (+4) = 0000</text:p>
          </table:table-cell>
        </table:table-row>
        <table:table-row table:style-name="TableRow462">
          <table:table-cell table:style-name="TableCell463">
            <text:p text:style-name="P464">0000</text:p>
          </table:table-cell>
          <table:table-cell table:style-name="TableCell465">
            <text:p text:style-name="P466">INT 20</text:p>
          </table:table-cell>
          <table:table-cell table:style-name="TableCell467">
            <text:p text:style-name="P468">CD20</text:p>
          </table:table-cell>
          <table:table-cell table:style-name="TableCell469">
            <text:p text:style-name="P470">AX<text:s/>= 0907</text:p>
            <text:p text:style-name="P471">DX <text:s/>= 0010</text:p>
            <text:p text:style-name="P472">CS = 19F5</text:p>
            <text:p text:style-name="P473">DS = 1A07</text:p>
            <text:p text:style-name="P474">IP = 0000</text:p>
          </table:table-cell>
          <table:table-cell table:style-name="TableCell475">
            <text:p text:style-name="P476">AX = 0000</text:p>
            <text:p text:style-name="P477">DX <text:s/>= 0000</text:p>
            <text:p text:style-name="P478">CS = 1A0A</text:p>
            <text:p text:style-name="P479">DS = 19F5</text:p>
            <text:p text:style-name="P480">IP = 0005</text:p>
          </table:table-cell>
        </table:table-row>
      </table:table>
      <text:h text:style-name="P481" text:outline-level="2"/>
      <text:p text:style-name="P482"/>
      <text:p text:style-name="P483">Выводы.</text:p>
      <text:p text:style-name="P484">В ходе выполнения лабораторной работы были получены основные навыки программирования на ассемблере.</text:p>
      <text:soft-page-break/>
      <text:p text:style-name="P485">Приложение А. Код программ.</text:p>
      <text:p text:style-name="P486"><text:span text:style-name="T487">Имя файла:<text:s/></text:span><text:span text:style-name="T488">hello</text:span><text:span text:style-name="T489">1.</text:span><text:span text:style-name="T490">asm</text:span></text:p>
      <text:p text:style-name="P491"><text:span text:style-name="T492">;<text:s/></text:span><text:span text:style-name="T493">HELLO</text:span><text:span text:style-name="T494">1.</text:span><text:span text:style-name="T495">ASM</text:span><text:span text:style-name="T496"><text:s/>- <text:s/>упрощенная версия учебной программы лаб.раб.<text:s/></text:span><text:span text:style-name="T497">N</text:span><text:span text:style-name="T498">1</text:span></text:p>
      <text:p text:style-name="P499">; <text:s text:c="14"/>по дисциплине "Архитектура компьютера"</text:p>
      <text:p text:style-name="P500">; *****************************************************************</text:p>
      <text:p text:style-name="P501">; Назначение: Программа формирует и выводит на экран приветствие</text:p>
      <text:p text:style-name="P502">; <text:s text:c="12"/>пользователя с помощью функции ДОС "Вывод строки"</text:p>
      <text:p text:style-name="P503"><text:span text:style-name="T504">; <text:s text:c="12"/>(номер 09 прерывание 21</text:span><text:span text:style-name="T505">h</text:span><text:span text:style-name="T506">), которая:</text:span></text:p>
      <text:p text:style-name="P507">; <text:s text:c="13"/>- обеспечивает вывод на экран строки символов,</text:p>
      <text:p text:style-name="P508">; <text:s text:c="15"/>заканчивающейся знаком "$";</text:p>
      <text:p text:style-name="P509"><text:span text:style-name="T510">; <text:s text:c="13"/>- требует задания в<text:s/></text:span><text:span text:style-name="T511">регистре<text:s/></text:span><text:span text:style-name="T512">ah</text:span><text:span text:style-name="T513"><text:s/>номера функции=09</text:span><text:span text:style-name="T514">h</text:span><text:span text:style-name="T515">,</text:span></text:p>
      <text:p text:style-name="P516"><text:span text:style-name="T517">; <text:s text:c="15"/>а в регистре<text:s/></text:span><text:span text:style-name="T518">dx</text:span><text:span text:style-name="T519"><text:s/>- <text:s/>смещения <text:s/>адреса <text:s/>выводимой</text:span></text:p>
      <text:p text:style-name="P520">; <text:s text:c="15"/>строки;</text:p>
      <text:p text:style-name="P521"><text:span text:style-name="T522">; <text:s text:c="13"/>- использует регистр <text:s/></text:span><text:span text:style-name="T523">ax</text:span><text:span text:style-name="T524"><text:s text:c="2"/>и <text:s/>не сохраняет его</text:span></text:p>
      <text:p text:style-name="P525">; <text:s text:c="15"/>содержимое.</text:p>
      <text:p text:style-name="P526">; ******************************************************************</text:p>
      <text:p text:style-name="P527"/>
      <text:p text:style-name="P528"><text:span text:style-name="T529"><text:s text:c="3"/></text:span><text:span text:style-name="T530">DOSSEG</text:span><text:span text:style-name="T531"><text:s text:c="38"/>; Задание сегментов под ДОС</text:span></text:p>
      <text:p text:style-name="P532"><text:span text:style-name="T533"><text:s text:c="3"/>.</text:span><text:span text:style-name="T534">MODEL</text:span><text:span text:style-name="T535"><text:s text:c="2"/></text:span><text:span text:style-name="T536">SMALL</text:span><text:span text:style-name="T537"><text:s text:c="31"/>; Модель памяти-</text:span><text:span text:style-name="T538">SMALL</text:span><text:span text:style-name="T539">(Малая)</text:span></text:p>
      <text:p text:style-name="P540"><text:span text:style-name="T541"><text:s text:c="3"/>.</text:span><text:span text:style-name="T542">STACK</text:span><text:span text:style-name="T543"><text:s text:c="2"/>100</text:span><text:span text:style-name="T544">h</text:span><text:span text:style-name="T545"><text:s text:c="32"/>; Отвести под Стек 256 байт</text:span></text:p>
      <text:p text:style-name="P546"><text:span text:style-name="T547"><text:s text:c="3"/>.</text:span><text:span text:style-name="T548">D</text:span><text:span text:style-name="T549">ATA</text:span><text:span text:style-name="T550"><text:s text:c="39"/>; Начало сегмента данных</text:span></text:p>
      <text:p text:style-name="P551"><text:span text:style-name="T552">Greeting</text:span><text:span text:style-name="T553"><text:s text:c="2"/></text:span><text:span text:style-name="T554">LABEL</text:span><text:span text:style-name="T555"><text:s text:c="2"/></text:span><text:span text:style-name="T556">BYTE</text:span><text:span text:style-name="T557"><text:s text:c="26"/>; Текст <text:s/>приветствия</text:span></text:p>
      <text:p text:style-name="P558"><text:span text:style-name="T559"><text:s text:c="3"/></text:span><text:span text:style-name="T560">DB</text:span><text:span text:style-name="T561"><text:s/>'Вас приветствует ст.гр.1381 - Мелькумянц Д.А.',13,10,'$'</text:span></text:p>
      <text:p text:style-name="P562"><text:span text:style-name="T563"><text:s text:c="3"/>.</text:span><text:span text:style-name="T564">CODE</text:span><text:span text:style-name="T565"><text:s text:c="32"/>; Начало сегмента</text:span><text:span text:style-name="T566"><text:s/>кода</text:span></text:p>
      <text:p text:style-name="P567"><text:span text:style-name="T568"><text:s text:c="3"/></text:span><text:span text:style-name="T569">mov</text:span><text:span text:style-name="T570"><text:s text:c="2"/></text:span><text:span text:style-name="T571">ax</text:span><text:span text:style-name="T572">, @</text:span><text:span text:style-name="T573">data</text:span><text:span text:style-name="T574"><text:s text:c="24"/>; Загрузка в<text:s/></text:span><text:span text:style-name="T575">DS</text:span><text:span text:style-name="T576"><text:s/>адреса начала</text:span></text:p>
      <text:p text:style-name="P577"><text:span text:style-name="T578"><text:s text:c="3"/></text:span><text:span text:style-name="T579">mov</text:span><text:span text:style-name="T580"><text:s text:c="2"/></text:span><text:span text:style-name="T581">ds</text:span><text:span text:style-name="T582">,<text:s/></text:span><text:span text:style-name="T583">ax</text:span><text:span text:style-name="T584"><text:s text:c="27"/>; сегмента данных</text:span></text:p>
      <text:p text:style-name="P585"><text:span text:style-name="T586"><text:s text:c="3"/></text:span><text:span text:style-name="T587">mov</text:span><text:span text:style-name="T588"><text:s text:c="2"/></text:span><text:span text:style-name="T589">dx</text:span><text:span text:style-name="T590">,<text:s/></text:span><text:span text:style-name="T591">OFFSET</text:span><text:span text:style-name="T592"><text:s/></text:span><text:span text:style-name="T593">Greeting</text:span><text:span text:style-name="T594"><text:s text:c="14"/>; Загрузка в<text:s/></text:span><text:span text:style-name="T595">dx</text:span><text:span text:style-name="T596"><text:s/>смещения</text:span></text:p>
      <text:p text:style-name="P597"><text:s text:c="40"/>; адреса текста приветствия</text:p>
      <text:soft-page-break/>
      <text:p text:style-name="P598"><text:span text:style-name="T599">DisplayGreeting</text:span><text:span text:style-name="T600">:</text:span></text:p>
      <text:p text:style-name="P601"><text:span text:style-name="T602"><text:s text:c="3"/></text:span><text:span text:style-name="T603">mov</text:span><text:span text:style-name="T604"><text:s text:c="2"/></text:span><text:span text:style-name="T605">ah</text:span><text:span text:style-name="T606">, 9 <text:s text:c="27"/>; # функции ДОС печати строки</text:span></text:p>
      <text:p text:style-name="P607"><text:span text:style-name="T608"><text:s text:c="3"/></text:span><text:span text:style-name="T609">int</text:span><text:span text:style-name="T610"><text:s text:c="2"/>21</text:span><text:span text:style-name="T611">h</text:span><text:span text:style-name="T612"><text:s text:c="29"/>; вывод на экран <text:s/>приветствия</text:span></text:p>
      <text:p text:style-name="P613"><text:span text:style-name="T614"><text:s text:c="3"/></text:span><text:span text:style-name="T615">mov</text:span><text:span text:style-name="T616"><text:s text:c="2"/></text:span><text:span text:style-name="T617">ah</text:span><text:span text:style-name="T618">, 4</text:span><text:span text:style-name="T619">ch</text:span><text:span text:style-name="T620"><text:s text:c="26"/>; # функции ДОС завершения программы</text:span></text:p>
      <text:p text:style-name="P621"><text:span text:style-name="T622"><text:s text:c="3"/></text:span><text:span text:style-name="T623">int</text:span><text:span text:style-name="T624"><text:s text:c="2"/>21</text:span><text:span text:style-name="T625">h</text:span><text:span text:style-name="T626"><text:s text:c="29"/>; завершение программы и выход в ДОС</text:span></text:p>
      <text:p text:style-name="P627"><text:span text:style-name="T628"><text:s text:c="3"/></text:span><text:span text:style-name="T629">END</text:span></text:p>
      <text:p text:style-name="P630"><text:span text:style-name="T631">Имя файла:<text:s/></text:span><text:span text:style-name="T632">hello</text:span><text:span text:style-name="T633">2.</text:span><text:span text:style-name="T634">asm</text:span></text:p>
      <text:p text:style-name="P635"><text:span text:style-name="T636">;<text:s/></text:span><text:span text:style-name="T637">HELLO</text:span><text:span text:style-name="T638">2 - Учебная программа<text:s/></text:span><text:span text:style-name="T639">N</text:span><text:span text:style-name="T640">2 <text:s/>лаб.раб.#1 по дисциплине "Архитектура компьютера"</text:span><text:span text:style-name="T641"><text:line-break/></text:span><text:span text:style-name="T642">; <text:s text:c="9"/>Программа использует процедуру для печати строки</text:span><text:span text:style-name="T643"><text:line-break/></text:span><text:span text:style-name="T644">;</text:span><text:span text:style-name="T645"><text:line-break/></text:span><text:span text:style-name="T646">; <text:s text:c="5"/></text:span><text:span text:style-name="T647">ТЕКСТ <text:s/>ПРОГРАММЫ</text:span><text:span text:style-name="T648"><text:line-break/></text:span><text:span text:style-name="T649"><text:line-break/></text:span><text:span text:style-name="T650">EOFLine</text:span><text:span text:style-name="T651"><text:s text:c="2"/></text:span><text:span text:style-name="T652">EQU</text:span><text:span text:style-name="T653"><text:s text:c="2"/>'$' <text:s text:c="8"/>; Определение символьной константы</text:span><text:span text:style-name="T654"><text:line-break/></text:span><text:span text:style-name="T655"><text:s text:c="26"/>; <text:s text:c="4"/>"Конец строки"</text:span><text:span text:style-name="T656"><text:line-break/></text:span><text:span text:style-name="T657"><text:line-break/></text:span><text:span text:style-name="T658">; Стек <text:s/>программы</text:span><text:span text:style-name="T659"><text:line-break/></text:span><text:span text:style-name="T660"><text:line-break/></text:span><text:span text:style-name="T661">ASSUME</text:span><text:span text:style-name="T662"><text:s/></text:span><text:span text:style-name="T663">CS</text:span><text:span text:style-name="T664">:</text:span><text:span text:style-name="T665">CODE</text:span><text:span text:style-name="T666">,<text:s/></text:span><text:span text:style-name="T667">SS</text:span><text:span text:style-name="T668">:</text:span><text:span text:style-name="T669">AStack</text:span><text:span text:style-name="T670"><text:line-break/></text:span><text:span text:style-name="T671"><text:line-break/></text:span><text:span text:style-name="T672">AStack</text:span><text:span text:style-name="T673"><text:s text:c="4"/></text:span><text:span text:style-name="T674">SEGMENT</text:span><text:span text:style-name="T675"><text:s text:c="2"/></text:span><text:span text:style-name="T676">STACK</text:span><text:span text:style-name="T677"><text:line-break/></text:span><text:span text:style-name="T678"><text:s text:c="10"/></text:span><text:span text:style-name="T679">DW</text:span><text:span text:style-name="T680"><text:s/>12<text:s/></text:span><text:span text:style-name="T681">DUP</text:span><text:span text:style-name="T682">('!') <text:s text:c="3"/>; Отводится 12 слов памяти</text:span><text:span text:style-name="T683"><text:line-break/></text:span><text:span text:style-name="T684">ASt</text:span><text:span text:style-name="T685">ack</text:span><text:span text:style-name="T686"><text:s text:c="4"/></text:span><text:span text:style-name="T687">ENDS</text:span><text:span text:style-name="T688"><text:line-break/></text:span><text:span text:style-name="T689"><text:line-break/></text:span><text:span text:style-name="T690">; Данные программы</text:span><text:span text:style-name="T691"><text:line-break/></text:span><text:span text:style-name="T692"><text:line-break/></text:span><text:span text:style-name="T693">DATA</text:span><text:span text:style-name="T694"><text:s text:c="6"/></text:span><text:span text:style-name="T695">SEGMENT</text:span><text:span text:style-name="T696"><text:line-break/></text:span><text:span text:style-name="T697"><text:line-break/></text:span><text:span text:style-name="T698">; <text:s/>Директивы описания данных</text:span><text:span text:style-name="T699"><text:line-break/></text:span><text:span text:style-name="T700"><text:line-break/></text:span><text:soft-page-break/><text:span text:style-name="T701">HELLO</text:span><text:span text:style-name="T702"><text:s text:c="5"/></text:span><text:span text:style-name="T703">DB</text:span><text:span text:style-name="T704"><text:s/>'</text:span><text:span text:style-name="T705">Hello</text:span><text:span text:style-name="T706"><text:s/></text:span><text:span text:style-name="T707">Worlds</text:span><text:span text:style-name="T708">!', 0</text:span><text:span text:style-name="T709">AH</text:span><text:span text:style-name="T710">, 0</text:span><text:span text:style-name="T711">DH</text:span><text:span text:style-name="T712">,</text:span><text:span text:style-name="T713">EOFLine</text:span><text:span text:style-name="T714"><text:line-break/></text:span><text:span text:style-name="T715">GREETING</text:span><text:span text:style-name="T716"><text:s text:c="2"/></text:span><text:span text:style-name="T717">DB</text:span><text:span text:style-name="T718"><text:s/>'</text:span><text:span text:style-name="T719">Student</text:span><text:span text:style-name="T720"><text:s/></text:span><text:span text:style-name="T721">from</text:span><text:span text:style-name="T722"><text:s/>4350 - $'</text:span><text:span text:style-name="T723"><text:line-break/></text:span><text:span text:style-name="T724">DATA</text:span><text:span text:style-name="T725"><text:s text:c="6"/></text:span><text:span text:style-name="T726">ENDS</text:span><text:span text:style-name="T727"><text:line-break/></text:span><text:span text:style-name="T728"><text:line-break/></text:span><text:span text:style-name="T729">; Код программы</text:span><text:span text:style-name="T730"><text:line-break/></text:span><text:span text:style-name="T731"><text:line-break/></text:span><text:span text:style-name="T732">CODE</text:span><text:span text:style-name="T733"><text:s text:c="6"/></text:span><text:span text:style-name="T734">SEGMENT</text:span><text:span text:style-name="T735"><text:line-break/></text:span><text:span text:style-name="T736">; Процедура печати строки</text:span><text:span text:style-name="T737"><text:line-break/></text:span><text:span text:style-name="T738">WriteMsg</text:span><text:span text:style-name="T739"><text:s text:c="2"/></text:span><text:span text:style-name="T740">PRO</text:span><text:span text:style-name="T741">C</text:span><text:span text:style-name="T742"><text:s text:c="2"/></text:span><text:span text:style-name="T743">NEAR</text:span><text:span text:style-name="T744"><text:line-break/></text:span><text:span text:style-name="T745"><text:s text:c="10"/></text:span><text:span text:style-name="T746">mov</text:span><text:span text:style-name="T747"><text:s text:c="3"/></text:span><text:span text:style-name="T748">AH</text:span><text:span text:style-name="T749">,9</text:span><text:span text:style-name="T750"><text:line-break/></text:span><text:span text:style-name="T751"><text:s text:c="10"/></text:span><text:span text:style-name="T752">int</text:span><text:span text:style-name="T753"><text:s text:c="3"/>21</text:span><text:span text:style-name="T754">h</text:span><text:span text:style-name="T755"><text:s text:c="2"/>; Вызов функции<text:s/></text:span><text:span text:style-name="T756">DOS</text:span><text:span text:style-name="T757"><text:s/>по прерыванию</text:span><text:span text:style-name="T758"><text:line-break/></text:span><text:span text:style-name="T759"><text:s text:c="10"/></text:span><text:span text:style-name="T760">ret</text:span><text:span text:style-name="T761"><text:line-break/></text:span><text:span text:style-name="T762">WriteMsg</text:span><text:span text:style-name="T763"><text:s text:c="2"/></text:span><text:span text:style-name="T764">ENDP</text:span><text:span text:style-name="T765"><text:line-break/></text:span><text:span text:style-name="T766"><text:line-break/></text:span><text:span text:style-name="T767">; Головная процедура</text:span><text:span text:style-name="T768"><text:line-break/></text:span><text:span text:style-name="T769">Main</text:span><text:span text:style-name="T770"><text:s text:c="6"/></text:span><text:span text:style-name="T771">PROC</text:span><text:span text:style-name="T772"><text:s text:c="2"/></text:span><text:span text:style-name="T773">FAR</text:span><text:span text:style-name="T774"><text:line-break/></text:span><text:span text:style-name="T775"><text:s text:c="10"/></text:span><text:span text:style-name="T776">push</text:span><text:span text:style-name="T777"><text:s text:c="2"/></text:span><text:span text:style-name="T778">DS</text:span><text:span text:style-name="T779"><text:s text:c="7"/>;\ <text:s/>Сохранение адреса начала<text:s/></text:span><text:span text:style-name="T780">PSP</text:span><text:span text:style-name="T781"><text:s/>в стеке</text:span><text:span text:style-name="T782"><text:line-break/></text:span><text:span text:style-name="T783"><text:s text:c="10"/></text:span><text:span text:style-name="T784">sub</text:span><text:span text:style-name="T785"><text:s text:c="3"/></text:span><text:span text:style-name="T786">AX</text:span><text:span text:style-name="T787">,</text:span><text:span text:style-name="T788">AX</text:span><text:span text:style-name="T789"><text:s text:c="4"/>; &gt;</text:span><text:span text:style-name="T790"><text:s/>для последующего восстановления по</text:span><text:span text:style-name="T791"><text:line-break/></text:span><text:span text:style-name="T792"><text:s text:c="10"/></text:span><text:span text:style-name="T793">push</text:span><text:span text:style-name="T794"><text:s text:c="2"/></text:span><text:span text:style-name="T795">AX</text:span><text:span text:style-name="T796"><text:s text:c="7"/>;/ <text:s/>команде<text:s/></text:span><text:span text:style-name="T797">ret</text:span><text:span text:style-name="T798">, завершающей процедуру.</text:span><text:span text:style-name="T799"><text:line-break/></text:span><text:span text:style-name="T800"><text:s text:c="10"/></text:span><text:span text:style-name="T801">mov</text:span><text:span text:style-name="T802"><text:s text:c="3"/></text:span><text:span text:style-name="T803">AX</text:span><text:span text:style-name="T804">,</text:span><text:span text:style-name="T805">DATA</text:span><text:span text:style-name="T806"><text:s text:c="13"/>; Загрузка сегментного</text:span><text:span text:style-name="T807"><text:line-break/></text:span><text:span text:style-name="T808"><text:s text:c="10"/></text:span><text:span text:style-name="T809">mov</text:span><text:span text:style-name="T810"><text:s text:c="3"/></text:span><text:span text:style-name="T811">DS</text:span><text:span text:style-name="T812">,</text:span><text:span text:style-name="T813">AX</text:span><text:span text:style-name="T814"><text:s text:c="15"/>; регистра данных.</text:span><text:span text:style-name="T815"><text:line-break/></text:span><text:span text:style-name="T816"><text:s text:c="10"/></text:span><text:span text:style-name="T817">mov</text:span><text:span text:style-name="T818"><text:s text:c="3"/></text:span><text:span text:style-name="T819">DX</text:span><text:span text:style-name="T820">,<text:s/></text:span><text:span text:style-name="T821">OFFSET</text:span><text:span text:style-name="T822"><text:s/></text:span><text:span text:style-name="T823">HELLO</text:span><text:span text:style-name="T824"><text:s text:c="4"/>; Выв</text:span><text:span text:style-name="T825">од на экран первой</text:span><text:span text:style-name="T826"><text:line-break/></text:span><text:span text:style-name="T827"><text:s text:c="10"/></text:span><text:span text:style-name="T828">call</text:span><text:span text:style-name="T829"><text:s text:c="2"/></text:span><text:span text:style-name="T830">WriteMsg</text:span><text:span text:style-name="T831"><text:s text:c="12"/>; строки приветствия.</text:span><text:span text:style-name="T832"><text:line-break/></text:span><text:span text:style-name="T833"><text:s text:c="10"/></text:span><text:span text:style-name="T834">mov</text:span><text:span text:style-name="T835"><text:s text:c="3"/></text:span><text:span text:style-name="T836">DX</text:span><text:span text:style-name="T837">,<text:s/></text:span><text:span text:style-name="T838">OFFSET</text:span><text:span text:style-name="T839"><text:s/></text:span><text:span text:style-name="T840">GREETING</text:span><text:span text:style-name="T841"><text:s/>; Вывод на экран второй</text:span><text:span text:style-name="T842"><text:line-break/></text:span><text:span text:style-name="T843"><text:s text:c="10"/></text:span><text:span text:style-name="T844">call</text:span><text:span text:style-name="T845"><text:s text:c="2"/></text:span><text:span text:style-name="T846">WriteMsg</text:span><text:span text:style-name="T847"><text:s text:c="12"/>; строки приветствия.</text:span><text:span text:style-name="T848"><text:line-break/></text:span><text:span text:style-name="T849"><text:s text:c="10"/></text:span><text:span text:style-name="T850">ret</text:span><text:span text:style-name="T851"><text:s text:c="23"/>; Выход в<text:s/></text:span><text:span text:style-name="T852">DOS</text:span><text:span text:style-name="T853"><text:s/>по команде,</text:span><text:span text:style-name="T854"><text:line-break/></text:span><text:span text:style-name="T855"><text:s text:c="36"/>; находящейся в 1-ом слове<text:s/></text:span><text:span text:style-name="T856">PSP</text:span><text:span text:style-name="T857">.</text:span><text:span text:style-name="T858"><text:line-break/></text:span><text:span text:style-name="T859">Main</text:span><text:span text:style-name="T860"><text:s text:c="6"/></text:span><text:span text:style-name="T861">ENDP</text:span><text:span text:style-name="T862"><text:line-break/></text:span><text:span text:style-name="T863">CODE</text:span><text:span text:style-name="T864"><text:s text:c="6"/></text:span><text:span text:style-name="T865">ENDS</text:span><text:span text:style-name="T866"><text:line-break/></text:span><text:span text:style-name="T867"><text:s text:c="10"/></text:span><text:span text:style-name="T868">END</text:span><text:span text:style-name="T869"><text:s/></text:span><text:span text:style-name="T870">Main</text:span><text:span text:style-name="T871"><text:line-break/></text:span></text:p>
      <text:p text:style-name="P872"><text:span text:style-name="T873">Приложение Б.<text:s/></text:span><text:span text:style-name="T874">Листинг <text:s/>успешной <text:s/>трансляции <text:s/></text:span></text:p>
      <text:p text:style-name="P875"><text:span text:style-name="T876">программами</text:span><text:span text:style-name="T877">.</text:span></text:p>
      <text:p text:style-name="P878"><text:span text:style-name="T879">Имя</text:span><text:span text:style-name="T880"><text:s/></text:span><text:span text:style-name="T881">файла</text:span><text:span text:style-name="T882">: hello1.lst</text:span></text:p>
      <text:p text:style-name="P883">#Microsoft (R) Macro Assembler Version 5.10<text:s/><text:s text:c="17"/>9/7/22 20:37:33<text:line-break/></text:p>
      <text:p text:style-name="P884"><text:s text:c="61"/>Page <text:s text:c="4"/>1-1</text:p>
      <text:p text:style-name="P885"/>
      <text:p text:style-name="P886"/>
      <text:p text:style-name="P887"><text:tab/><text:tab/><text:tab/><text:tab/></text:p>
      <text:p text:style-name="P888"><text:tab/><text:tab/><text:tab/><text:tab/>; HELLO1.ASM - <text:s/>СѓРїСЂРѕС‰РµРЅРЅР°СЏ РІРµСЂСЃРё</text:p>
      <text:p text:style-name="P889"><text:tab/><text:tab/><text:tab/><text:tab/>СЏ СѓС‡РµР±РЅРѕР№ РїСЂРѕРіСЂР°РјРјС‹ Р»Р°Р±.СЂР</text:p>
      <text:p text:style-name="P890"><text:tab/><text:tab/><text:tab/><text:tab/>°Р±. N1</text:p>
      <text:p text:style-name="P891"><text:tab/><text:tab/><text:tab/><text:tab/>; <text:s text:c="14"/>РїРѕ<text:s/>РґРёСЃС†РёРїР»РёРЅРµ "РђСЂ</text:p>
      <text:p text:style-name="P892"><text:tab/><text:tab/><text:tab/><text:tab/>С…РёС‚РµРєС‚СѓСЂР° РєРѕРјРїСЊСЋС‚РµСЂР°"</text:p>
      <text:p text:style-name="P893"><text:tab/><text:tab/><text:tab/><text:tab/>; *********************************************</text:p>
      <text:p text:style-name="P894"><text:tab/><text:tab/><text:tab/><text:tab/>********************</text:p>
      <text:p text:style-name="P895"><text:tab/><text:tab/><text:tab/><text:tab/>; РќР°Р·РЅР°С‡РµРЅРёРµ: РџСЂРѕРіСЂР°РјРјР° С„Рѕ</text:p>
      <text:p text:style-name="P896"><text:tab/><text:tab/><text:tab/><text:tab/>СЂРјРёСЂСѓРµС‚ Рё РІС‹РІРѕРґРёС‚ РЅР° СЌРєСЂР°Р</text:p>
      <text:p text:style-name="P897"><text:tab/><text:tab/><text:tab/><text:tab/>Ѕ РїСЂРёРІРµС‚СЃС‚РІРёРµ</text:p>
      <text:p text:style-name="P898"><text:tab/><text:tab/><text:tab/><text:tab/>; <text:s text:c="12"/>РїРѕР»СЊР·РѕРІР°С‚РµР»СЏ СЃ РїРѕР</text:p>
      <text:p text:style-name="P899"><text:tab/><text:tab/><text:tab/><text:tab/>јРѕС‰СЊСЋ С„СѓРЅРєС†РёРё Р”РћРЎ "Р’С‹РІРѕРґ СЃС</text:p>
      <text:p text:style-name="P900"><text:tab/><text:tab/><text:tab/><text:tab/>‚СЂРѕРєРё"</text:p>
      <text:p text:style-name="P901"><text:tab/><text:tab/><text:tab/><text:tab/>; <text:s text:c="12"/>(РЅРѕРјРµСЂ 09 РїСЂРµСЂС‹РІР°РЅРё</text:p>
      <text:p text:style-name="P902"><text:tab/><text:tab/><text:tab/><text:tab/>Рµ 21h), РєРѕС‚РѕСЂР°СЏ:</text:p>
      <text:p text:style-name="P903"><text:span text:style-name="T904"><text:tab/></text:span><text:span text:style-name="T905"><text:tab/></text:span><text:span text:style-name="T906"><text:tab/></text:span><text:span text:style-name="T907"><text:tab/></text:span><text:span text:style-name="T908">; <text:s text:c="13"/>-<text:s/></text:span><text:span text:style-name="T909">РѕР±РµСЃРїРµС‡РёРІР°РµС‚ РІС‹Р</text:span></text:p>
      <text:p text:style-name="P910"><text:tab/><text:tab/><text:tab/><text:tab/>ІРѕРґ РЅР° СЌРєСЂР°РЅ СЃС‚СЂРѕРєРё СЃРёРјРІРѕР»</text:p>
      <text:p text:style-name="P911"><text:tab/><text:tab/><text:tab/><text:tab/>РѕРІ,</text:p>
      <text:p text:style-name="P912"><text:tab/><text:tab/><text:tab/><text:tab/>; <text:s text:c="15"/>Р·Р°РєР°РЅС‡РёРІР°СЋС‰РµР№СЃСЏ</text:p>
      <text:p text:style-name="P913"><text:tab/><text:tab/><text:tab/><text:tab/><text:s/>Р·РЅР°РєРѕРј "$";</text:p>
      <text:p text:style-name="P914"><text:tab/><text:tab/><text:tab/><text:tab/>; <text:s text:c="13"/>- С‚СЂРµР±СѓРµС‚ Р·Р°РґР°РЅРёСЏ</text:p>
      <text:p text:style-name="P915"><text:span text:style-name="T916"><text:tab/></text:span><text:span text:style-name="T917"><text:tab/></text:span><text:span text:style-name="T918"><text:tab/></text:span><text:span text:style-name="T919"><text:tab/>РІ СЂРµРіРёСЃС‚СЂРµ<text:s/></text:span><text:span text:style-name="T920">ah</text:span><text:span text:style-name="T921"><text:s/></text:span><text:span text:style-name="T922">РЅРѕРјРµСЂР° С„СѓРЅРєС†Р</text:span></text:p>
      <text:p text:style-name="P923"><text:span text:style-name="T924"><text:tab/></text:span><text:span text:style-name="T925"><text:tab/></text:span><text:span text:style-name="T926"><text:tab/></text:span><text:span text:style-name="T927"><text:tab/>ёРё=09</text:span><text:span text:style-name="T928">h</text:span><text:span text:style-name="T929">,</text:span></text:p>
      <text:p text:style-name="P930"><text:span text:style-name="T931"><text:tab/></text:span><text:span text:style-name="T932"><text:tab/></text:span><text:span text:style-name="T933"><text:tab/></text:span><text:span text:style-name="T934"><text:tab/>; <text:s text:c="15"/>Р° РІ СЂРµРіРёСЃС‚СЂРµ<text:s/></text:span><text:span text:style-name="T935">dx</text:span><text:span text:style-name="T936"><text:s/>- <text:s/>С</text:span></text:p>
      <text:p text:style-name="P937"><text:tab/><text:tab/><text:tab/><text:tab/>ЃРјРµС‰РµРЅРёСЏ <text:s/>Р°РґСЂРµСЃР° <text:s/>РІС‹РІРѕРґРёРјРѕ</text:p>
      <text:p text:style-name="P938"><text:tab/><text:tab/><text:tab/><text:tab/>Р№</text:p>
      <text:p text:style-name="P939"><text:tab/><text:tab/><text:tab/><text:tab/>; <text:s text:c="15"/>СЃС‚СЂРѕРєРё;</text:p>
      <text:p text:style-name="P940"><text:tab/><text:tab/><text:tab/><text:tab/>; <text:s text:c="13"/>- РёСЃРїРѕР»СЊР·СѓРµС‚ СЂРµРіРёС</text:p>
      <text:p text:style-name="P941"><text:span text:style-name="T942"><text:tab/></text:span><text:span text:style-name="T943"><text:tab/></text:span><text:span text:style-name="T944"><text:tab/></text:span><text:span text:style-name="T945"><text:tab/>ЃС‚СЂ <text:s/></text:span><text:span text:style-name="T946">ax</text:span><text:span text:style-name="T947"><text:s text:c="2"/>Рё <text:s/>Р</text:span><text:span text:style-name="T948">ЅРµ СЃРѕС…СЂР°РЅСЏРµС‚ РµРіРѕ</text:span></text:p>
      <text:p text:style-name="P949"><text:tab/><text:tab/><text:tab/><text:tab/>; <text:s text:c="15"/>СЃРѕРґРµСЂР¶РёРјРѕРµ.</text:p>
      <text:soft-page-break/>
      <text:p text:style-name="P950"><text:tab/><text:tab/><text:tab/><text:tab/>; *********************************************</text:p>
      <text:p text:style-name="P951"><text:tab/><text:tab/><text:tab/><text:tab/>*********************</text:p>
      <text:p text:style-name="P952"><text:tab/><text:tab/><text:tab/><text:tab/></text:p>
      <text:p text:style-name="P953"><text:span text:style-name="T954"><text:tab/></text:span><text:span text:style-name="T955"><text:tab/></text:span><text:span text:style-name="T956"><text:tab/></text:span><text:span text:style-name="T957"><text:tab/><text:s text:c="3"/></text:span><text:span text:style-name="T958">DOSSEG</text:span><text:span text:style-name="T959"><text:s text:c="38"/></text:span></text:p>
      <text:p text:style-name="P960"><text:tab/><text:tab/><text:tab/><text:tab/>; Р—Р°РґР°РЅРёРµ СЃРµРіРјРµРЅС‚РѕРІ РїРѕРґ Р”Рћ</text:p>
      <text:p text:style-name="P961"><text:tab/><text:tab/><text:tab/><text:tab/>РЎ</text:p>
      <text:p text:style-name="P962"><text:span text:style-name="T963"><text:tab/></text:span><text:span text:style-name="T964"><text:tab/></text:span><text:span text:style-name="T965"><text:tab/></text:span><text:span text:style-name="T966"><text:tab/><text:s text:c="3"/>.</text:span><text:span text:style-name="T967">MODEL</text:span><text:span text:style-name="T968"><text:s text:c="2"/></text:span><text:span text:style-name="T969">SMALL</text:span><text:span text:style-name="T970"><text:s text:c="31"/></text:span></text:p>
      <text:p text:style-name="P971"><text:span text:style-name="T972"><text:tab/></text:span><text:span text:style-name="T973"><text:tab/></text:span><text:span text:style-name="T974"><text:tab/></text:span><text:span text:style-name="T975"><text:tab/>; РњРѕРґРµР»СЊ РїР°РјСЏС‚Рё-</text:span><text:span text:style-name="T976">SMALL</text:span><text:span text:style-name="T977">(РњР°Р»Р°СЏ)</text:span></text:p>
      <text:p text:style-name="P978"><text:span text:style-name="T979"><text:tab/></text:span><text:span text:style-name="T980"><text:tab/></text:span><text:span text:style-name="T981"><text:tab/></text:span><text:span text:style-name="T982"><text:tab/><text:s text:c="3"/>.</text:span><text:span text:style-name="T983">STACK</text:span><text:span text:style-name="T984"><text:s text:c="2"/>100</text:span><text:span text:style-name="T985">h</text:span><text:span text:style-name="T986"><text:s text:c="32"/></text:span></text:p>
      <text:p text:style-name="P987"><text:tab/><text:tab/><text:tab/><text:tab/>; РћС‚РІРµСЃС‚Рё РїРѕРґ РЎС‚РµРє 256 Р±Р°Р№С‚</text:p>
      <text:p text:style-name="P988"><text:span text:style-name="T989"><text:tab/></text:span><text:span text:style-name="T990"><text:tab/></text:span><text:span text:style-name="T991"><text:tab/></text:span><text:span text:style-name="T992"><text:tab/><text:s text:c="3"/>.</text:span><text:span text:style-name="T993">DATA</text:span><text:span text:style-name="T994"><text:s text:c="29"/></text:span><text:span text:style-name="T995"><text:s text:c="10"/></text:span></text:p>
      <text:p text:style-name="P996"><text:tab/><text:tab/><text:tab/><text:tab/>; РќР°С‡Р°Р»Рѕ СЃРµРіРјРµРЅС‚Р° РґР°РЅРЅС‹С…</text:p>
      <text:p text:style-name="P997"><text:span text:style-name="T998"><text:s/>0000</text:span><text:span text:style-name="T999"><text:tab/></text:span><text:span text:style-name="T1000"><text:tab/></text:span><text:span text:style-name="T1001"><text:tab/></text:span><text:span text:style-name="T1002"><text:tab/></text:span><text:span text:style-name="T1003">Greeting</text:span><text:span text:style-name="T1004"><text:s text:c="2"/></text:span><text:span text:style-name="T1005">LABEL</text:span><text:span text:style-name="T1006"><text:s text:c="2"/></text:span><text:span text:style-name="T1007">BYTE</text:span><text:span text:style-name="T1008"><text:s text:c="26"/></text:span></text:p>
      <text:p text:style-name="P1009"><text:tab/><text:tab/><text:tab/><text:tab/>; РўРµРєСЃС‚ <text:s/>РїСЂРёРІРµС‚СЃС‚РІРёСЏ</text:p>
      <text:p text:style-name="P1010"><text:span text:style-name="T1011"><text:s/>0000 <text:s/></text:span><text:span text:style-name="T1012">D</text:span><text:span text:style-name="T1013">0 92<text:s/></text:span><text:span text:style-name="T1014">D</text:span><text:span text:style-name="T1015">0<text:s/></text:span><text:span text:style-name="T1016">B</text:span><text:span text:style-name="T1017">0<text:s/></text:span><text:span text:style-name="T1018">D</text:span><text:span text:style-name="T1019">1 81</text:span><text:span text:style-name="T1020"><text:tab/><text:s text:c="3"/></text:span><text:span text:style-name="T1021">DB</text:span><text:span text:style-name="T1022"><text:s/>'Р’Р°СЃ РїСЂРёРІРµС‚СЃС‚РІСѓРµС‚ СЃС‚.РіС</text:span></text:p>
      <text:p text:style-name="P1023"><text:tab/><text:tab/><text:tab/><text:tab/>Ђ.1381 -<text:s/>РњРµР»СЊРєСѓРјСЏРЅС† Р”.Рђ.',13,10,'$'</text:p>
      <text:p text:style-name="P1024"><text:span text:style-name="T1025"><text:s text:c="7"/></text:span><text:span text:style-name="T1026">20 D0 BF D1 80 D0</text:span><text:span text:style-name="T1027"><text:tab/></text:span></text:p>
      <text:p text:style-name="P1028"><text:s text:c="7"/>B8 D0 B2 D0 B5 D1<text:tab/></text:p>
      <text:p text:style-name="P1029"><text:s text:c="7"/>82 D1 81 D1 82 D0<text:tab/></text:p>
      <text:p text:style-name="P1030"><text:s text:c="7"/>B2 D1 83 D0 B5 D1<text:tab/></text:p>
      <text:p text:style-name="P1031"><text:s text:c="7"/>82 20 D1 81 D1 82<text:tab/></text:p>
      <text:p text:style-name="P1032"><text:s text:c="7"/>2E D0 B3 D1 80 2E<text:tab/></text:p>
      <text:p text:style-name="P1033"><text:s text:c="7"/>31 33 38 31 20 2D<text:tab/></text:p>
      <text:p text:style-name="P1034">#Microsoft (R) Macro Assembler Version 5.10 <text:s text:c="17"/>9/7/22 20:37:33<text:line-break/></text:p>
      <text:p text:style-name="P1035"><text:s text:c="61"/>Page <text:s text:c="4"/>1-2</text:p>
      <text:p text:style-name="P1036"/>
      <text:p text:style-name="P1037"/>
      <text:p text:style-name="P1038"><text:s text:c="7"/>20 D0 9C D0 B5 D0<text:tab/></text:p>
      <text:p text:style-name="P1039"><text:s text:c="7"/>BB D1 8C D0 BA D1<text:tab/></text:p>
      <text:p text:style-name="P1040"><text:s text:c="7"/>83 D0 BC D1 8F D0<text:tab/></text:p>
      <text:p text:style-name="P1041"><text:s text:c="7"/>BD D1 86 20 D0 94<text:tab/></text:p>
      <text:p text:style-name="P1042"><text:s text:c="7"/>2E D0 90 2E 0D 0A<text:tab/></text:p>
      <text:p text:style-name="P1043"><text:s text:c="7"/>24<text:tab/><text:tab/><text:tab/></text:p>
      <text:p text:style-name="P1044"><text:tab/><text:tab/><text:tab/><text:tab/><text:s text:c="3"/>.CODE <text:s text:c="31"/>; РќР°С</text:p>
      <text:p text:style-name="P1045"><text:tab/><text:tab/><text:tab/><text:tab/>‡Р°Р»Рѕ СЃРµРіРјРµРЅС‚Р° РєРѕРґР°</text:p>
      <text:p text:style-name="P1046"><text:s/>0000 <text:s/>B8 ---- R<text:tab/><text:tab/><text:s text:c="3"/>mov <text:s/>ax, @data <text:s text:c="23"/>; Р—Р°</text:p>
      <text:p text:style-name="P1047"><text:tab/><text:tab/><text:tab/><text:tab/>РіСЂСѓР·РєР° РІ DS Р°РґСЂРµСЃР° РЅР°С‡Р°Р»Р°</text:p>
      <text:p text:style-name="P1048"><text:s/>0003 <text:s/>8E D8<text:tab/><text:tab/><text:tab/><text:s text:c="3"/>mov <text:s/>ds, ax <text:s text:c="15"/><text:s text:c="11"/>; СЃРµ</text:p>
      <text:p text:style-name="P1049"><text:tab/><text:tab/><text:tab/><text:tab/>РіРјРµРЅС‚Р° РґР°РЅРЅС‹С…</text:p>
      <text:p text:style-name="P1050"><text:s/>0005 <text:s/>BA 0000 R<text:tab/><text:tab/><text:s text:c="3"/>mov <text:s/>dx, OFFSET Greeting <text:s text:c="13"/>; Р—Р°</text:p>
      <text:p text:style-name="P1051"><text:tab/><text:tab/><text:tab/><text:tab/>РіСЂСѓР·РєР° РІ dx СЃРјРµС‰РµРЅРёСЏ</text:p>
      <text:p text:style-name="P1052"><text:tab/><text:tab/><text:tab/><text:tab/><text:s text:c="40"/>; Р°РґС</text:p>
      <text:p text:style-name="P1053"><text:tab/><text:tab/><text:tab/><text:tab/>ЂРµСЃР° С‚РµРєСЃС‚Р° РїСЂРёРІРµС‚СЃС‚РІРёСЏ</text:p>
      <text:soft-page-break/>
      <text:p text:style-name="P1054"><text:s/>0008<text:tab/><text:tab/><text:tab/><text:tab/>DisplayGreeting:</text:p>
      <text:p text:style-name="P1055"><text:s/>0008 <text:s/>B4 09<text:tab/><text:tab/><text:tab/><text:s text:c="3"/>mov <text:s/>ah, 9 <text:s text:c="27"/>; # С„</text:p>
      <text:p text:style-name="P1056"><text:tab/><text:tab/><text:tab/><text:tab/>СѓРЅРєС†РёРё Р”РћРЎ РїРµС‡Р°С‚Рё СЃС‚СЂРѕРєРё</text:p>
      <text:p text:style-name="P1057"><text:s/>000A <text:s/>CD 21<text:tab/><text:tab/><text:tab/><text:s text:c="3"/>int <text:s/>21h <text:s text:c="28"/>; РІС‹Р</text:p>
      <text:p text:style-name="P1058"><text:tab/><text:tab/><text:tab/><text:tab/>ІРѕРґ РЅР° СЌРєСЂР°РЅ <text:s/>РїСЂРёРІРµС‚СЃС‚РІРёСЏ</text:p>
      <text:p text:style-name="P1059"><text:s/>000C<text:s text:c="2"/>B4 4C<text:tab/><text:tab/><text:tab/><text:s text:c="3"/>mov <text:s/>ah, 4ch <text:s text:c="25"/>; # С„</text:p>
      <text:p text:style-name="P1060"><text:tab/><text:tab/><text:tab/><text:tab/>СѓРЅРєС†РёРё Р”РћРЎ Р·Р°РІРµСЂС€РµРЅРёСЏ РїСЂРѕ</text:p>
      <text:p text:style-name="P1061"><text:tab/><text:tab/><text:tab/><text:tab/>РіСЂР°РјРјС‹</text:p>
      <text:p text:style-name="P1062"><text:s/>000E <text:s/>CD 21<text:tab/><text:tab/><text:tab/><text:s text:c="3"/>int <text:s/>21h <text:s text:c="28"/>; Р·Р°Р</text:p>
      <text:p text:style-name="P1063"><text:tab/><text:tab/><text:tab/><text:tab/>ІРµСЂС€РµРЅРёРµ РїСЂРѕРіСЂР°РјРјС‹ Рё РІС‹С…РѕР</text:p>
      <text:p text:style-name="P1064"><text:tab/><text:tab/><text:tab/><text:tab/>ґ РІ Р”РћРЎ</text:p>
      <text:p text:style-name="P1065"><text:tab/><text:tab/><text:tab/><text:tab/><text:s text:c="3"/>END</text:p>
      <text:p text:style-name="P1066"/>
      <text:soft-page-break/>
      <text:p text:style-name="P1067">#Microsoft (R) Macro Assembler Version 5.10 <text:s text:c="17"/>9/7/22 20:37:33<text:line-break/></text:p>
      <text:p text:style-name="P1068"><text:s text:c="61"/>Symbols-1</text:p>
      <text:p text:style-name="P1069"/>
      <text:p text:style-name="P1070"/>
      <text:p text:style-name="P1071">Segments and Groups:</text:p>
      <text:p text:style-name="P1072"/>
      <text:p text:style-name="P1073"><text:s text:c="16"/>N a m e <text:s text:c="8"/><text:tab/>Length<text:tab/><text:s/>Align<text:tab/>Combine Class</text:p>
      <text:p text:style-name="P1074"/>
      <text:p text:style-name="P1075">DGROUP<text:s/>. . . . . . . . . . . . . <text:s/><text:tab/>GROUP</text:p>
      <text:p text:style-name="P1076"><text:s text:c="2"/>_DATA <text:s/>. . . . . . . . . . . . <text:s/><text:tab/>004F<text:tab/>WORD<text:tab/>PUBLIC<text:tab/>'DATA'</text:p>
      <text:p text:style-name="P1077"><text:s text:c="2"/>STACK <text:s/>. . . . . . . . . . . . <text:s/><text:tab/>0100<text:tab/>PARA<text:tab/>STACK<text:tab/>'STACK'</text:p>
      <text:p text:style-name="P1078">_TEXT <text:s/>. . . . . . . . . . . . . <text:s/><text:tab/>0010<text:tab/>WORD<text:tab/>PUBLIC<text:tab/>'CODE'</text:p>
      <text:p text:style-name="P1079"/>
      <text:p text:style-name="P1080">Symbols: <text:s text:c="11"/></text:p>
      <text:p text:style-name="P1081"/>
      <text:p text:style-name="P1082"><text:s text:c="16"/>N a m<text:s/>e <text:s text:c="8"/><text:tab/>Type<text:tab/><text:s/>Value<text:tab/><text:s/>Attr</text:p>
      <text:p text:style-name="P1083"/>
      <text:p text:style-name="P1084">DISPLAYGREETING <text:s/>. . . . . . . . <text:s/><text:tab/>L NEAR<text:tab/>0008<text:tab/>_TEXT</text:p>
      <text:p text:style-name="P1085"/>
      <text:p text:style-name="P1086">GREETING . . . . . . . . . . . . <text:s/><text:tab/>L BYTE<text:tab/>0000<text:tab/>_DATA</text:p>
      <text:p text:style-name="P1087"/>
      <text:p text:style-name="P1088">@CODE <text:s/>. . . . . . . . . . . . . <text:s/><text:tab/>TEXT <text:s/>_TEXT<text:tab/><text:tab/></text:p>
      <text:p text:style-name="P1089">@CODESIZE <text:s/>. . . . . . . . . . . <text:s/><text:tab/>TEXT <text:s/>0<text:tab/><text:tab/></text:p>
      <text:p text:style-name="P1090">@CPU . . . . . . . . . .<text:s/>. . . . <text:s/><text:tab/>TEXT <text:s/>0101h<text:tab/><text:tab/></text:p>
      <text:p text:style-name="P1091">@DATASIZE <text:s/>. . . . . . . . . . . <text:s/><text:tab/>TEXT <text:s/>0<text:tab/><text:tab/></text:p>
      <text:p text:style-name="P1092">@FILENAME <text:s/>. . . . . . . . . . . <text:s/><text:tab/>TEXT <text:s/>hello1<text:tab/><text:tab/></text:p>
      <text:p text:style-name="P1093">@VERSION . . . . . . . . . . . . <text:s/><text:tab/>TEXT <text:s/>510<text:tab/><text:tab/></text:p>
      <text:p text:style-name="P1094"/>
      <text:p text:style-name="P1095"/>
      <text:p text:style-name="P1096"><text:s text:c="5"/>33 Source <text:s/>Lines</text:p>
      <text:p text:style-name="P1097"><text:s text:c="5"/>33 Total <text:s text:c="2"/>Lines</text:p>
      <text:p text:style-name="P1098"><text:s text:c="5"/>19 Symbols</text:p>
      <text:p text:style-name="P1099"/>
      <text:p text:style-name="P1100"><text:s text:c="2"/>47994 + 459266 Bytes symbol space free</text:p>
      <text:p text:style-name="P1101"/>
      <text:p text:style-name="P1102"><text:s text:c="6"/>0 Warning Errors</text:p>
      <text:p text:style-name="P1103"><text:s text:c="6"/>0 Severe <text:s/>Errors</text:p>
      <text:p text:style-name="P1104"/>
      <text:p text:style-name="P1105"><text:span text:style-name="T1106">Имя</text:span><text:span text:style-name="T1107"><text:s/></text:span><text:span text:style-name="T1108">файла</text:span><text:span text:style-name="T1109">: hello2.lst</text:span></text:p>
      <text:p text:style-name="P1110"/>
      <text:soft-page-break/>
      <text:p text:style-name="P1111">#Microsoft (R) Macro Assembler Version 5.10 <text:s text:c="17"/>9/7/22 20:50:36<text:line-break/></text:p>
      <text:p text:style-name="P1112"><text:s text:c="61"/>Page <text:s text:c="4"/>1-1</text:p>
      <text:p text:style-name="P1113"/>
      <text:p text:style-name="P1114"/>
      <text:p text:style-name="P1115"><text:tab/><text:tab/><text:tab/><text:tab/>; HELLO2 -<text:s/>РЈС‡РµР±РЅР°СЏ РїСЂРѕРіСЂР°РјРјР° N2</text:p>
      <text:p text:style-name="P1116"><text:tab/><text:tab/><text:tab/><text:tab/><text:s text:c="2"/>Р»Р°Р±.СЂР°Р±.#1 РїРѕ РґРёСЃС†РёРїР»РёРЅРµ "Р</text:p>
      <text:p text:style-name="P1117"><text:tab/><text:tab/><text:tab/><text:tab/>ђСЂС…РёС‚РµРєС‚СѓСЂР° РєРѕРјРїСЊСЋС‚РµСЂР°"</text:p>
      <text:p text:style-name="P1118"><text:tab/><text:tab/><text:tab/><text:tab/>; <text:s text:c="9"/>РџСЂРѕРіСЂР°РјРјР° РёСЃРїРѕР»СЊР·СѓР</text:p>
      <text:p text:style-name="P1119"><text:tab/><text:tab/><text:tab/><text:tab/>µС‚ РїСЂРѕС†РµРґСѓСЂСѓ РґР»СЏ РїРµС‡Р°С‚Рё СЃС‚</text:p>
      <text:p text:style-name="P1120"><text:tab/><text:tab/><text:tab/><text:tab/>СЂРѕРєРё</text:p>
      <text:p text:style-name="P1121"><text:tab/><text:tab/><text:tab/><text:tab/>;</text:p>
      <text:p text:style-name="P1122"><text:tab/><text:tab/><text:tab/><text:tab/>; <text:s text:c="5"/>РўР•РљРЎРў <text:s/>РџР РћР“Р РђРњРњР«</text:p>
      <text:p text:style-name="P1123"><text:tab/><text:tab/><text:tab/><text:tab/></text:p>
      <text:p text:style-name="P1124"><text:s/>= 0024<text:tab/><text:tab/><text:tab/><text:tab/>EOFLine <text:s/>EQU <text:s/>'$' <text:s text:c="8"/>; РћРїСЂРµРґРµР»РµРЅР</text:p>
      <text:p text:style-name="P1125"><text:tab/><text:tab/><text:tab/><text:tab/>ёРµ СЃРёРјРІРѕР»СЊРЅРѕР№ РєРѕРЅСЃС‚Р°РЅС‚С‹</text:p>
      <text:p text:style-name="P1126"><text:tab/><text:tab/><text:tab/><text:tab/><text:s text:c="26"/>; <text:s text:c="4"/>"РљРѕРЅРµС† СЃС</text:p>
      <text:p text:style-name="P1127"><text:tab/><text:tab/><text:tab/><text:tab/>‚СЂРѕРєРё"</text:p>
      <text:p text:style-name="P1128"><text:tab/><text:tab/><text:tab/><text:tab/></text:p>
      <text:p text:style-name="P1129"><text:tab/><text:tab/><text:tab/><text:tab/>; РЎС‚РµРє <text:s/>РїСЂРѕРіСЂР°РјРјС‹</text:p>
      <text:p text:style-name="P1130"><text:tab/><text:tab/><text:tab/><text:tab/></text:p>
      <text:p text:style-name="P1131"><text:tab/><text:tab/><text:tab/><text:tab/>ASSUME CS:CODE, SS:AStack</text:p>
      <text:p text:style-name="P1132"><text:tab/><text:tab/><text:tab/><text:tab/></text:p>
      <text:p text:style-name="P1133"><text:s/>0000<text:tab/><text:tab/><text:tab/><text:tab/>AStack <text:s text:c="3"/>SEGMENT <text:s/>STACK</text:p>
      <text:p text:style-name="P1134"><text:s/>0000 <text:s/>000C[<text:tab/><text:tab/><text:tab/><text:s text:c="10"/>DW 12 DUP('!') <text:s text:c="3"/>; РћС‚РІРѕРґРёС‚СЃС</text:p>
      <text:p text:style-name="P1135"><text:tab/><text:tab/><text:tab/><text:tab/>Џ 12 СЃР»РѕРІ РїР°РјСЏС‚Рё</text:p>
      <text:p text:style-name="P1136"><text:tab/><text:s text:c="3"/>0021<text:tab/><text:tab/><text:tab/></text:p>
      <text:p text:style-name="P1137"><text:tab/><text:tab/><text:tab/><text:s/>]<text:tab/></text:p>
      <text:p text:style-name="P1138"><text:tab/><text:tab/><text:tab/><text:tab/></text:p>
      <text:p text:style-name="P1139"><text:s/>0018<text:tab/><text:tab/><text:tab/><text:tab/>AStack <text:s text:c="3"/>ENDS</text:p>
      <text:p text:style-name="P1140"><text:tab/><text:tab/><text:tab/><text:tab/></text:p>
      <text:p text:style-name="P1141"><text:tab/><text:tab/><text:tab/><text:tab/>; Р”Р°РЅРЅС‹Рµ<text:s/>РїСЂРѕРіСЂР°РјРјС‹</text:p>
      <text:p text:style-name="P1142"><text:tab/><text:tab/><text:tab/><text:tab/></text:p>
      <text:p text:style-name="P1143"><text:s/>0000<text:tab/><text:tab/><text:tab/><text:tab/>DATA <text:s text:c="5"/>SEGMENT</text:p>
      <text:p text:style-name="P1144"><text:tab/><text:tab/><text:tab/><text:tab/></text:p>
      <text:p text:style-name="P1145"><text:span text:style-name="T1146"><text:tab/></text:span><text:span text:style-name="T1147"><text:tab/></text:span><text:span text:style-name="T1148"><text:tab/></text:span><text:span text:style-name="T1149"><text:tab/>; <text:s/>Р”РёСЂРµРєС‚РёРІС‹ РѕРїРёСЃР°РЅРёСЏ РґР°РЅРЅ</text:span></text:p>
      <text:p text:style-name="P1150"><text:tab/><text:tab/><text:tab/><text:tab/>С‹С…</text:p>
      <text:p text:style-name="P1151"><text:tab/><text:tab/><text:tab/><text:tab/></text:p>
      <text:p text:style-name="P1152"><text:s/>0000 <text:s/>48 65 6C 6C 6F 20<text:tab/>HELLO <text:s text:c="4"/>DB 'Hello Worlds!', 0AH, 0DH,EOFLine</text:p>
      <text:p text:style-name="P1153"><text:s text:c="7"/>57 6F 72 6C 64 73<text:tab/></text:p>
      <text:p text:style-name="P1154"><text:s text:c="7"/>21 0A 0D 24<text:tab/><text:tab/></text:p>
      <text:p text:style-name="P1155"><text:s/>0010 <text:s/>53 74 75<text:s/>64 65 6E<text:tab/>GREETING <text:s/>DB 'Student from 4350 - $'</text:p>
      <text:p text:style-name="P1156"><text:s text:c="7"/>74 20 66 72 6F 6D<text:tab/></text:p>
      <text:p text:style-name="P1157"><text:s text:c="7"/>20 34 33 35 30 20<text:tab/></text:p>
      <text:p text:style-name="P1158"><text:s text:c="7"/>2D 20 24<text:tab/><text:tab/><text:tab/></text:p>
      <text:soft-page-break/>
      <text:p text:style-name="P1159"><text:s/>0025<text:tab/><text:tab/><text:tab/><text:tab/>DATA <text:s text:c="5"/>ENDS</text:p>
      <text:p text:style-name="P1160"><text:tab/><text:tab/><text:tab/><text:tab/></text:p>
      <text:p text:style-name="P1161"><text:tab/><text:tab/><text:tab/><text:tab/>; РљРѕРґ РїСЂРѕРіСЂР°РјРјС‹</text:p>
      <text:p text:style-name="P1162"><text:tab/><text:tab/><text:tab/><text:tab/></text:p>
      <text:p text:style-name="P1163"><text:s/>0000<text:tab/><text:tab/><text:tab/><text:tab/>CODE <text:s text:c="5"/>SEGMENT</text:p>
      <text:p text:style-name="P1164"><text:tab/><text:tab/><text:tab/><text:tab/>; РџСЂРѕС†РµРґСѓСЂР° РїРµС‡Р°С‚Рё<text:s/>СЃС‚СЂРѕРєРё</text:p>
      <text:p text:style-name="P1165"><text:s/>0000<text:tab/><text:tab/><text:tab/><text:tab/>WriteMsg <text:s/>PROC <text:s/>NEAR</text:p>
      <text:p text:style-name="P1166"><text:s/>0000 <text:s/>B4 09<text:tab/><text:tab/><text:tab/><text:s text:c="10"/>mov <text:s text:c="2"/>AH,9</text:p>
      <text:p text:style-name="P1167"><text:s/>0002 <text:s/>CD 21<text:tab/><text:tab/><text:tab/><text:s text:c="10"/>int <text:s text:c="2"/>21h <text:s/>; Р’С‹Р·РѕРІ С„СѓРЅРєС†РёР</text:p>
      <text:p text:style-name="P1168"><text:tab/><text:tab/><text:tab/><text:tab/>ё DOS РїРѕ РїСЂРµСЂС‹РІР°РЅРёСЋ</text:p>
      <text:p text:style-name="P1169"><text:s/>0004 <text:s/>C3<text:tab/><text:tab/><text:tab/><text:s text:c="10"/>ret</text:p>
      <text:p text:style-name="P1170"><text:s/>0005<text:tab/><text:tab/><text:tab/><text:tab/>WriteMsg <text:s/>ENDP</text:p>
      <text:p text:style-name="P1171"><text:tab/><text:tab/><text:tab/><text:tab/></text:p>
      <text:p text:style-name="P1172"><text:tab/><text:tab/><text:tab/><text:tab/>; Р“РѕР»РѕРІРЅР°СЏ<text:s/>РїСЂРѕС†РµРґСѓСЂР°</text:p>
      <text:p text:style-name="P1173"><text:s/>#Microsoft (R) Macro Assembler Version 5.10 <text:s text:c="17"/>9/7/22 20:50:36<text:line-break/></text:p>
      <text:p text:style-name="P1174"><text:s text:c="61"/>Page <text:s text:c="4"/>1-2</text:p>
      <text:p text:style-name="P1175"/>
      <text:p text:style-name="P1176"/>
      <text:p text:style-name="P1177"><text:s/>0005<text:tab/><text:tab/><text:tab/><text:tab/>Main <text:s text:c="5"/>PROC <text:s/>FAR</text:p>
      <text:p text:style-name="P1178"><text:s/>0005 <text:s/>1E<text:tab/><text:tab/><text:tab/><text:s text:c="10"/>push <text:s/>DS <text:s text:c="6"/>;\ <text:s/>РЎРѕС…СЂР°РЅРµРЅРё</text:p>
      <text:p text:style-name="P1179"><text:tab/><text:tab/><text:tab/><text:tab/>Рµ Р°РґСЂРµСЃР° РЅР°С‡Р°Р»Р° PSP РІ СЃС‚РµРєРµ</text:p>
      <text:p text:style-name="P1180"><text:s/>0006 <text:s/>2B C0<text:tab/><text:tab/><text:tab/><text:s text:c="10"/>sub <text:s text:c="2"/>AX,AX <text:s text:c="3"/>; &gt; РґР»СЏ РїРѕСЃР»РµР</text:p>
      <text:p text:style-name="P1181"><text:tab/><text:tab/><text:tab/><text:tab/>ґСѓСЋС‰РµРіРѕ РІРѕСЃСЃС‚Р°РЅРѕРІР»РµРЅРёСЏ РїРѕ</text:p>
      <text:p text:style-name="P1182"><text:s/>0008 <text:s/>50<text:tab/><text:tab/><text:tab/><text:s text:c="10"/>push <text:s/>AX <text:s text:c="6"/>;/ <text:s/>РєРѕРјР°РЅРґРµ ret</text:p>
      <text:p text:style-name="P1183"><text:tab/><text:tab/><text:tab/><text:tab/>, Р·Р°РІРµСЂС€Р°СЋС‰РµР№ РїСЂРѕС†РµРґСѓСЂСѓ.</text:p>
      <text:p text:style-name="P1184"><text:s/>0009 <text:s/>B8 ---- R<text:tab/><text:tab/><text:s text:c="10"/>mov <text:s text:c="2"/>AX,DATA <text:s text:c="12"/>; Р—Р°РіСЂС</text:p>
      <text:p text:style-name="P1185"><text:tab/><text:tab/><text:tab/><text:tab/>ѓР·РєР° СЃРµРіРјРµРЅС‚РЅРѕРіРѕ</text:p>
      <text:p text:style-name="P1186"><text:s/>000C <text:s/>8E D8<text:tab/><text:tab/><text:tab/><text:s text:c="10"/>mov <text:s text:c="2"/>DS,AX <text:s text:c="14"/>; СЂРµРіРёС</text:p>
      <text:p text:style-name="P1187"><text:span text:style-name="T1188"><text:tab/></text:span><text:span text:style-name="T1189"><text:tab/></text:span><text:span text:style-name="T1190"><text:tab/></text:span><text:span text:style-name="T1191"><text:tab/></text:span><text:span text:style-name="T1192">ЃС‚СЂР° РґР°РЅРЅС‹С….</text:span></text:p>
      <text:p text:style-name="P1193"><text:span text:style-name="T1194"><text:s/></text:span><text:span text:style-name="T1195">000E <text:s/>BA 0000 R</text:span><text:span text:style-name="T1196"><text:tab/></text:span><text:span text:style-name="T1197"><text:tab/><text:s text:c="10"/>mov <text:s text:c="2"/>DX, OF</text:span><text:span text:style-name="T1198">FSET HELLO <text:s text:c="3"/>; Р’С‹РІРѕР</text:span></text:p>
      <text:p text:style-name="P1199"><text:tab/><text:tab/><text:tab/><text:tab/>ґ РЅР° СЌРєСЂР°РЅ РїРµСЂРІРѕР№</text:p>
      <text:p text:style-name="P1200"><text:s/>0011 <text:s/>E8 0000 R<text:tab/><text:tab/><text:s text:c="10"/>call <text:s/>WriteMsg <text:s text:c="11"/>; СЃС‚СЂРѕР</text:p>
      <text:p text:style-name="P1201"><text:tab/><text:tab/><text:tab/><text:tab/>єРё РїСЂРёРІРµС‚СЃС‚РІРёСЏ.</text:p>
      <text:p text:style-name="P1202"><text:s/>0014 <text:s/>BA 0010 R<text:tab/><text:tab/><text:s text:c="10"/>mov <text:s text:c="2"/>DX, OFFSET GREETING ; Р’С‹РІРѕР</text:p>
      <text:p text:style-name="P1203"><text:tab/><text:tab/><text:tab/><text:tab/>ґ РЅР° СЌРєСЂР°РЅ<text:s/>РІС‚РѕСЂРѕР№</text:p>
      <text:p text:style-name="P1204"><text:s/>0017 <text:s/>E8 0000 R<text:tab/><text:tab/><text:s text:c="10"/>call <text:s/>WriteMsg <text:s text:c="11"/>; СЃС‚СЂРѕР</text:p>
      <text:p text:style-name="P1205"><text:tab/><text:tab/><text:tab/><text:tab/>єРё РїСЂРёРІРµС‚СЃС‚РІРёСЏ.</text:p>
      <text:p text:style-name="P1206"><text:s/>001A <text:s/>CB<text:tab/><text:tab/><text:tab/><text:s text:c="10"/>ret <text:s text:c="22"/>; Р’С‹С…РѕР</text:p>
      <text:p text:style-name="P1207"><text:tab/><text:tab/><text:tab/><text:tab/>ґ РІ DOS РїРѕ РєРѕРјР°РЅРґРµ,</text:p>
      <text:p text:style-name="P1208"><text:tab/><text:tab/><text:tab/><text:tab/><text:s text:c="36"/>; РЅР°С…РѕР</text:p>
      <text:p text:style-name="P1209"><text:tab/><text:tab/><text:tab/><text:tab/>ґСЏС‰РµР№СЃСЏ РІ 1-РѕРј СЃР»РѕРІРµ PSP.</text:p>
      <text:p text:style-name="P1210"><text:s/>001B<text:tab/><text:tab/><text:tab/><text:tab/>Main <text:s text:c="5"/>ENDP</text:p>
      <text:p text:style-name="P1211"><text:s/>001B<text:tab/><text:tab/><text:tab/><text:tab/>CODE <text:s text:c="5"/>ENDS</text:p>
      <text:soft-page-break/>
      <text:p text:style-name="P1212"><text:tab/><text:tab/><text:tab/><text:tab/><text:s text:c="10"/>END Main</text:p>
      <text:p text:style-name="P1213"/>
      <text:soft-page-break/>
      <text:p text:style-name="P1214">#Microsoft (R) Macro Assembler Version 5.10 <text:s text:c="17"/>9/7/22 20:50:36<text:line-break/></text:p>
      <text:p text:style-name="P1215"><text:s text:c="61"/>Symbols-1</text:p>
      <text:p text:style-name="P1216"/>
      <text:p text:style-name="P1217"/>
      <text:p text:style-name="P1218">Segments and Groups:</text:p>
      <text:p text:style-name="P1219"/>
      <text:p text:style-name="P1220"><text:s text:c="16"/>N a m e <text:s text:c="8"/><text:tab/>Length<text:tab/><text:s/>Align<text:tab/>Combine Class</text:p>
      <text:p text:style-name="P1221"/>
      <text:p text:style-name="P1222">ASTACK . . . . . . . . . . . . . <text:s/><text:tab/>0018<text:tab/>PARA<text:tab/>STACK<text:tab/></text:p>
      <text:p text:style-name="P1223">CODE . . . . . . . . . . . . . . <text:s/><text:tab/>001B<text:tab/>PARA<text:tab/>NONE<text:tab/></text:p>
      <text:p text:style-name="P1224">DATA . . . . . . . . . . . . . . <text:s/><text:tab/>0025<text:tab/>PARA<text:tab/>NONE<text:tab/></text:p>
      <text:p text:style-name="P1225"/>
      <text:p text:style-name="P1226">Symbols: <text:s text:c="11"/></text:p>
      <text:p text:style-name="P1227"/>
      <text:p text:style-name="P1228"><text:s text:c="16"/>N a m e <text:s text:c="8"/><text:tab/>Type<text:tab/><text:s/>Value<text:tab/><text:s/>Attr</text:p>
      <text:p text:style-name="P1229"/>
      <text:p text:style-name="P1230">EOFLINE <text:s/>. . . . . . . . . . . . <text:s/><text:tab/>NUMBER<text:tab/>0024<text:tab/></text:p>
      <text:p text:style-name="P1231"/>
      <text:p text:style-name="P1232">GREETING . . . . . . . . . . . . <text:s/><text:tab/>L BYTE<text:tab/>0010<text:tab/>DATA</text:p>
      <text:p text:style-name="P1233"/>
      <text:p text:style-name="P1234">HELLO <text:s/>. . . . . . . . . . . . . <text:s/><text:tab/>L BYTE<text:tab/>0000<text:tab/>DATA</text:p>
      <text:p text:style-name="P1235"/>
      <text:p text:style-name="P1236">MAIN . . . . . . . . . . . . . .<text:s text:c="2"/><text:tab/>F PROC<text:tab/>0005<text:tab/>CODE<text:tab/>Length = 0016</text:p>
      <text:p text:style-name="P1237"/>
      <text:p text:style-name="P1238">WRITEMSG . . . . . . . . . . . . <text:s/><text:tab/>N PROC<text:tab/>0000<text:tab/>CODE<text:tab/>Length = 0005</text:p>
      <text:p text:style-name="P1239"/>
      <text:p text:style-name="P1240">@CPU . . . . . . . . . . . . . . <text:s/><text:tab/>TEXT <text:s/>0101h<text:tab/><text:tab/></text:p>
      <text:p text:style-name="P1241">@FILENAME <text:s/>. . . . . . . . . . . <text:s/><text:tab/>TEXT <text:s/>hello2<text:tab/><text:tab/></text:p>
      <text:p text:style-name="P1242">@VERSION . . . . . . . . . . . . <text:s/><text:tab/>TEXT <text:s/>510<text:tab/><text:tab/></text:p>
      <text:p text:style-name="P1243"/>
      <text:p text:style-name="P1244"/>
      <text:p text:style-name="P1245"><text:s text:c="5"/>52 Source <text:s/>Lines</text:p>
      <text:p text:style-name="P1246"><text:s text:c="5"/>52 Total <text:s text:c="2"/>Lines</text:p>
      <text:p text:style-name="P1247"><text:s text:c="5"/>13 Symbols</text:p>
      <text:p text:style-name="P1248"/>
      <text:p text:style-name="P1249"><text:s text:c="2"/>47986 + 459271 Bytes symbol space free</text:p>
      <text:p text:style-name="P1250"/>
      <text:p text:style-name="P1251"><text:s text:c="6"/>0 Warning Errors</text:p>
      <text:p text:style-name="P1252"><text:span text:style-name="T1253"><text:s text:c="6"/>0 Severe <text:s/>Error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2" style:display-name="Заголовок 2" style:family="paragraph" style:parent-style-name="Heading" style:default-outline-level="2">
      <style:text-properties fo:hyphenate="false"/>
    </style:style>
    <style:style style:name="Заголовок5" style:display-name="Заголовок 5" style:family="paragraph" style:parent-style-name="Heading" style:next-style-name="Textbody" style:default-outline-level="5">
      <style:paragraph-properties fo:margin-top="0.0833in" fo:margin-bottom="0.0416in"/>
      <style:text-properties style:font-name-asian="NSimSun" style:font-name-complex="Arial" fo:font-weight="bold" style:font-weight-asian="bold" style:font-weight-complex="bold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>
      <style:text-properties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Times14_РИО2" style:display-name="Times14_РИО2" style:family="paragraph" style:parent-style-name="Standard">
      <style:paragraph-properties style:vertical-align="auto" fo:line-height="0.2166in" fo:text-indent="0.4923in">
        <style:tab-stops>
          <style:tab-stop style:type="left" style:position="0.4923in"/>
        </style:tab-stops>
      </style:paragraph-properties>
      <style:text-properties style:font-name-complex="Times New Roman" fo:font-size="14pt" style:font-size-asian="14pt"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Текст" style:display-name="Текст" style:family="paragraph" style:parent-style-name="Standard">
      <style:paragraph-properties fo:margin-bottom="0.1111in" fo:line-height="106%"/>
      <style:text-properties style:font-name="Courier New" style:font-name-complex="Courier New" fo:font-size="10pt" style:font-size-asian="10pt" style:font-size-complex="10pt"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/>
      <style:text-properties fo:hyphenate="false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  <text:outline-level-style text:level="5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Максим Дудко</meta:initial-creator>
    <dc:creator>Максим Дудко</dc:creator>
    <meta:creation-date>2022-09-15T11:52:00Z</meta:creation-date>
    <dc:date>2022-09-22T08:18:00Z</dc:date>
    <meta:template xlink:href="Normal.dotm" xlink:type="simple"/>
    <meta:editing-cycles>2</meta:editing-cycles>
    <meta:editing-duration>PT21720S</meta:editing-duration>
    <meta:document-statistic meta:page-count="15" meta:paragraph-count="33" meta:word-count="2489" meta:character-count="16646" meta:row-count="118" meta:non-whitespace-character-count="14190"/>
  </office:meta>
</office:document-meta>
</file>